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819in" table:align="left"/>
    </style:style>
    <style:style style:name="Table2.A" style:family="table-column">
      <style:table-column-properties style:column-width="1.3472in"/>
    </style:style>
    <style:style style:name="Table2.B" style:family="table-column">
      <style:table-column-properties style:column-width="5.3347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2" style:family="table">
      <style:table-properties style:width="6.6819in" table:align="left"/>
    </style:style>
    <style:style style:name="Table12.A" style:family="table-column">
      <style:table-column-properties style:column-width="1.3472in"/>
    </style:style>
    <style:style style:name="Table12.B" style:family="table-column">
      <style:table-column-properties style:column-width="5.334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896in" table:align="left"/>
    </style:style>
    <style:style style:name="Table13.A" style:family="table-column">
      <style:table-column-properties style:column-width="1.3472in"/>
    </style:style>
    <style:style style:name="Table13.B" style:family="table-column">
      <style:table-column-properties style:column-width="2.7882in"/>
    </style:style>
    <style:style style:name="Table13.C" style:family="table-column">
      <style:table-column-properties style:column-width="2.5542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896in" table:align="left"/>
    </style:style>
    <style:style style:name="Table14.A" style:family="table-column">
      <style:table-column-properties style:column-width="1.3472in"/>
    </style:style>
    <style:style style:name="Table14.B" style:family="table-column">
      <style:table-column-properties style:column-width="2.7882in"/>
    </style:style>
    <style:style style:name="Table14.C" style:family="table-column">
      <style:table-column-properties style:column-width="2.5542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 style:family="table">
      <style:table-properties style:width="6.6896in" table:align="left"/>
    </style:style>
    <style:style style:name="Table1.A" style:family="table-column">
      <style:table-column-properties style:column-width="1.3472in"/>
    </style:style>
    <style:style style:name="Table1.B" style:family="table-column">
      <style:table-column-properties style:column-width="2.7882in"/>
    </style:style>
    <style:style style:name="Table1.C" style:family="table-column">
      <style:table-column-properties style:column-width="2.5542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6819in" table:align="left"/>
    </style:style>
    <style:style style:name="Table3.A" style:family="table-column">
      <style:table-column-properties style:column-width="1.3472in"/>
    </style:style>
    <style:style style:name="Table3.B" style:family="table-column">
      <style:table-column-properties style:column-width="2.7882in"/>
    </style:style>
    <style:style style:name="Table3.C" style:family="table-column">
      <style:table-column-properties style:column-width="2.546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2in" fo:margin-left="0in" fo:margin-right="-0.0042in" table:align="margins"/>
    </style:style>
    <style:style style:name="Table4.A" style:family="table-column">
      <style:table-column-properties style:column-width="1.3472in" style:rel-column-width="13183*"/>
    </style:style>
    <style:style style:name="Table4.B" style:family="table-column">
      <style:table-column-properties style:column-width="2.7882in" style:rel-column-width="27283*"/>
    </style:style>
    <style:style style:name="Table4.C" style:family="table-column">
      <style:table-column-properties style:column-width="2.5618in" style:rel-column-width="25069*"/>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819in" table:align="left"/>
    </style:style>
    <style:style style:name="Table5.A" style:family="table-column">
      <style:table-column-properties style:column-width="1.3472in"/>
    </style:style>
    <style:style style:name="Table5.B" style:family="table-column">
      <style:table-column-properties style:column-width="2.7882in"/>
    </style:style>
    <style:style style:name="Table5.C" style:family="table-column">
      <style:table-column-properties style:column-width="2.546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896in" table:align="left"/>
    </style:style>
    <style:style style:name="Table6.A" style:family="table-column">
      <style:table-column-properties style:column-width="1.3472in"/>
    </style:style>
    <style:style style:name="Table6.B" style:family="table-column">
      <style:table-column-properties style:column-width="3.2694in"/>
    </style:style>
    <style:style style:name="Table6.C" style:family="table-column">
      <style:table-column-properties style:column-width="2.0729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6896in" table:align="left"/>
    </style:style>
    <style:style style:name="Table10.A" style:family="table-column">
      <style:table-column-properties style:column-width="1.3472in"/>
    </style:style>
    <style:style style:name="Table10.B" style:family="table-column">
      <style:table-column-properties style:column-width="2.7882in"/>
    </style:style>
    <style:style style:name="Table10.C" style:family="table-column">
      <style:table-column-properties style:column-width="2.5542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9" style:family="table">
      <style:table-properties style:width="6.6972in" fo:margin-left="0in" fo:margin-right="-0.0042in" table:align="margins"/>
    </style:style>
    <style:style style:name="Table9.A" style:family="table-column">
      <style:table-column-properties style:column-width="1.3472in" style:rel-column-width="13183*"/>
    </style:style>
    <style:style style:name="Table9.B" style:family="table-column">
      <style:table-column-properties style:column-width="2.7882in" style:rel-column-width="27283*"/>
    </style:style>
    <style:style style:name="Table9.C" style:family="table-column">
      <style:table-column-properties style:column-width="2.5618in" style:rel-column-width="25069*"/>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8" style:family="table">
      <style:table-properties style:width="6.6896in" table:align="left"/>
    </style:style>
    <style:style style:name="Table8.A" style:family="table-column">
      <style:table-column-properties style:column-width="1.3472in"/>
    </style:style>
    <style:style style:name="Table8.B" style:family="table-column">
      <style:table-column-properties style:column-width="2.7882in"/>
    </style:style>
    <style:style style:name="Table8.C" style:family="table-column">
      <style:table-column-properties style:column-width="2.5542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7" style:family="table">
      <style:table-properties style:width="6.6819in" table:align="left"/>
    </style:style>
    <style:style style:name="Table7.A" style:family="table-column">
      <style:table-column-properties style:column-width="1.3472in"/>
    </style:style>
    <style:style style:name="Table7.B" style:family="table-column">
      <style:table-column-properties style:column-width="2.7882in"/>
    </style:style>
    <style:style style:name="Table7.C" style:family="table-column">
      <style:table-column-properties style:column-width="2.546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6819in" table:align="left"/>
    </style:style>
    <style:style style:name="Table15.A" style:family="table-column">
      <style:table-column-properties style:column-width="1.3472in"/>
    </style:style>
    <style:style style:name="Table15.B" style:family="table-column">
      <style:table-column-properties style:column-width="2.7882in"/>
    </style:style>
    <style:style style:name="Table15.C" style:family="table-column">
      <style:table-column-properties style:column-width="2.5465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819in" table:align="left"/>
    </style:style>
    <style:style style:name="Table16.A" style:family="table-column">
      <style:table-column-properties style:column-width="1.3472in"/>
    </style:style>
    <style:style style:name="Table16.B" style:family="table-column">
      <style:table-column-properties style:column-width="2.7882in"/>
    </style:style>
    <style:style style:name="Table16.C" style:family="table-column">
      <style:table-column-properties style:column-width="2.5465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1" style:family="table">
      <style:table-properties style:width="6.6896in" table:align="left"/>
    </style:style>
    <style:style style:name="Table11.A" style:family="table-column">
      <style:table-column-properties style:column-width="1.3472in"/>
    </style:style>
    <style:style style:name="Table11.B" style:family="table-column">
      <style:table-column-properties style:column-width="2.7882in"/>
    </style:style>
    <style:style style:name="Table11.C" style:family="table-column">
      <style:table-column-properties style:column-width="2.5542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 fo:padding="0.0382in" fo:border-left="0.05pt solid #000000" fo:border-right="none" fo:border-top="none" fo:border-bottom="0.05pt solid #000000"/>
    </style:style>
    <style:style style:name="P1" style:family="paragraph" style:parent-style-name="Preformatted_20_Text">
      <style:paragraph-properties fo:margin-left="0in" fo:margin-right="0in" fo:line-height="150%" fo:text-align="start" style:justify-single-word="false" fo:text-indent="0in" style:auto-text-indent="false" fo:background-color="#fafafa" fo:padding-left="0.0835in" fo:padding-right="0.0835in" fo:padding-top="0.05in" fo:padding-bottom="0.05in" fo:border="0.06pt solid #bbbbbb" style:text-autospace="none">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name-complex="Monospace" style:font-size-complex="10pt"/>
    </style:style>
    <style:style style:name="P2" style:family="paragraph" style:parent-style-name="Preformatted_20_Text">
      <style:paragraph-properties fo:margin-left="0in" fo:margin-right="0in" fo:line-height="150%" fo:text-align="start" style:justify-single-word="false" fo:text-indent="0in" style:auto-text-indent="false" fo:background-color="#fafafa" fo:padding-left="0.0835in" fo:padding-right="0.0835in" fo:padding-top="0.05in" fo:padding-bottom="0.05in" fo:border="0.06pt solid #bbbbbb" style:text-autospace="none">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weight-asian="bold" style:font-name-complex="Monospace" style:font-size-complex="10pt" style:font-weight-complex="bold"/>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en" fo:country="US"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fo:language="en" fo:country="US"/>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Monospace" fo:font-size="10pt" fo:language="en" fo:country="US"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language="en" fo:country="US"/>
    </style:style>
    <style:style style:name="P7" style:family="paragraph" style:parent-style-name="Standard">
      <style:paragraph-properties fo:line-height="150%" fo:background-color="#fafafa" fo:padding-left="0.0835in" fo:padding-right="0.0835in" fo:padding-top="0.05in" fo:padding-bottom="0.05in" fo:border="0.06pt solid #bbbbbb">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weight-asian="bold" style:font-name-complex="Monospace" style:font-size-complex="10pt" style:font-weight-complex="bold"/>
    </style:style>
    <style:style style:name="P8" style:family="paragraph" style:parent-style-name="Standard">
      <style:paragraph-properties fo:line-height="100%" fo:background-color="#fafafa" fo:padding-left="0.0835in" fo:padding-right="0.0835in" fo:padding-top="0.05in" fo:padding-bottom="0.05in" fo:border="0.06pt solid #bbbbbb">
        <style:background-image/>
      </style:paragraph-properties>
      <style:text-properties fo:color="#000000" style:font-name="Consolas" fo:font-size="10pt" style:text-underline-style="none" style:font-name-asian="Consolas" style:font-size-asian="10pt" style:font-name-complex="Consolas" style:font-size-complex="10pt"/>
    </style:style>
    <style:style style:name="P9" style:family="paragraph" style:parent-style-name="Standard">
      <style:paragraph-properties fo:line-height="100%" fo:background-color="#fafafa" fo:padding-left="0.0835in" fo:padding-right="0.0835in" fo:padding-top="0.05in" fo:padding-bottom="0.05in" fo:border="0.06pt solid #bbbbbb">
        <style:background-image/>
      </style:paragraph-properties>
      <style:text-properties fo:color="#000000" style:font-name="Consolas" fo:font-size="10pt" style:font-name-asian="Consolas" style:font-size-asian="10pt" style:font-name-complex="Consolas" style:font-size-complex="10pt"/>
    </style:style>
    <style:style style:name="P10" style:family="paragraph" style:parent-style-name="Standard">
      <style:paragraph-properties fo:line-height="100%" fo:background-color="#fafafa" fo:padding-left="0.0835in" fo:padding-right="0.0835in" fo:padding-top="0.05in" fo:padding-bottom="0.05in" fo:border="0.06pt solid #bbbbbb">
        <style:background-image/>
      </style:paragraph-properties>
      <style:text-properties style:font-name="Consolas" fo:font-size="10pt" style:font-name-asian="Consolas" style:font-size-asian="10pt" style:font-name-complex="Consolas" style:font-size-complex="10pt"/>
    </style:style>
    <style:style style:name="P11" style:family="paragraph" style:parent-style-name="Standard">
      <style:paragraph-properties fo:line-height="100%" fo:background-color="#fafafa" fo:padding-left="0.0835in" fo:padding-right="0.0835in" fo:padding-top="0.05in" fo:padding-bottom="0.05in" fo:border="0.06pt solid #bbbbbb">
        <style:background-image/>
      </style:paragraph-properties>
      <style:text-properties fo:color="#3f7f5f" style:font-name="Consolas" fo:font-size="10pt" fo:language="en" fo:country="US" style:text-underline-style="none" style:font-name-asian="Consolas" style:font-size-asian="10pt" style:font-name-complex="Consolas" style:font-size-complex="10pt"/>
    </style:style>
    <style:style style:name="P12" style:family="paragraph" style:parent-style-name="Preformatted_20_Text">
      <style:paragraph-properties fo:line-height="150%" fo:background-color="#fafafa" fo:padding-left="0.0835in" fo:padding-right="0.0835in" fo:padding-top="0.05in" fo:padding-bottom="0.05in" fo:border="0.06pt solid #bbbbbb">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weight-asian="bold" style:font-name-complex="Monospace" style:font-size-complex="10pt" style:font-weight-complex="bold"/>
    </style:style>
    <style:style style:name="P13" style:family="paragraph" style:parent-style-name="Preformatted_20_Text">
      <style:paragraph-properties fo:line-height="150%" fo:background-color="#fafafa" fo:padding-left="0.0835in" fo:padding-right="0.0835in" fo:padding-top="0.05in" fo:padding-bottom="0.05in" fo:border="0.06pt solid #bbbbbb">
        <style:background-image/>
      </style:paragraph-properties>
      <style:text-properties fo:font-variant="normal" fo:text-transform="none" style:use-window-font-color="true" style:font-name="Monospace" fo:font-size="10pt" fo:letter-spacing="normal" fo:language="en" fo:country="US" fo:font-style="normal" fo:font-weight="normal" style:font-size-asian="10pt" style:font-size-complex="10pt"/>
    </style:style>
    <style:style style:name="P14" style:family="paragraph" style:parent-style-name="Preformatted_20_Text">
      <style:paragraph-properties fo:line-height="100%" fo:background-color="#fafafa" fo:padding-left="0.0835in" fo:padding-right="0.0835in" fo:padding-top="0.05in" fo:padding-bottom="0.05in" fo:border="0.06pt solid #bbbbbb">
        <style:background-image/>
      </style:paragraph-properties>
      <style:text-properties fo:font-variant="normal" fo:text-transform="none" fo:color="#000000" style:font-name="Consolas" fo:font-size="10pt" fo:letter-spacing="normal" fo:language="en" fo:country="US" fo:font-style="normal" fo:font-weight="normal" style:font-name-asian="Consolas" style:font-size-asian="10pt" style:font-weight-asian="bold" style:font-name-complex="Consolas" style:font-size-complex="10pt" style:font-weight-complex="bold"/>
    </style:style>
    <style:style style:name="P15" style:family="paragraph" style:parent-style-name="Preformatted_20_Text">
      <style:paragraph-properties fo:line-height="150%" fo:background-color="#fafafa" fo:padding-left="0.0835in" fo:padding-right="0.0835in" fo:padding-top="0.05in" fo:padding-bottom="0.05in" fo:border="0.06pt solid #bbbbbb">
        <style:background-image/>
      </style:paragraph-properties>
    </style:style>
    <style:style style:name="P16" style:family="paragraph" style:parent-style-name="Preformatted_20_Text">
      <style:paragraph-properties fo:line-height="150%" fo:background-color="#fafafa" fo:padding-left="0.0835in" fo:padding-right="0.0835in" fo:padding-top="0.05in" fo:padding-bottom="0.05in" fo:border="0.06pt solid #bbbbbb">
        <style:background-image/>
      </style:paragraph-properties>
      <style:text-properties style:use-window-font-color="true" style:font-name="Monospace" fo:font-size="10pt" fo:language="en" fo:country="US" style:font-size-asian="10pt" style:font-size-complex="10pt"/>
    </style:style>
    <style:style style:name="P17" style:family="paragraph" style:parent-style-name="Preformatted_20_Text">
      <style:paragraph-properties fo:line-height="150%" fo:background-color="#fafafa" fo:padding-left="0.0835in" fo:padding-right="0.0835in" fo:padding-top="0.05in" fo:padding-bottom="0.05in" fo:border="0.06pt solid #bbbbbb">
        <style:background-image/>
      </style:paragraph-properties>
      <style:text-properties fo:language="en" fo:country="US"/>
    </style:style>
    <style:style style:name="P18" style:family="paragraph" style:parent-style-name="Preformatted_20_Text">
      <style:paragraph-properties fo:line-height="100%" fo:background-color="#fafafa" fo:padding-left="0.0835in" fo:padding-right="0.0835in" fo:padding-top="0.05in" fo:padding-bottom="0.05in" fo:border="0.06pt solid #bbbbbb">
        <style:background-image/>
      </style:paragraph-properties>
    </style:style>
    <style:style style:name="P19" style:family="paragraph" style:parent-style-name="Text_20_body">
      <style:paragraph-properties fo:line-height="150%" fo:background-color="#fafafa" fo:padding-left="0.0835in" fo:padding-right="0.0835in" fo:padding-top="0.05in" fo:padding-bottom="0.05in" fo:border="0.06pt solid #bbbbbb" style:shadow="none">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name-complex="Monospace" style:font-size-complex="10pt"/>
    </style:style>
    <style:style style:name="P20" style:family="paragraph" style:parent-style-name="Text_20_body">
      <style:text-properties fo:language="en" fo:country="US"/>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Standard">
      <style:text-properties fo:language="en" fo:country="US"/>
    </style:style>
    <style:style style:name="P23" style:family="paragraph" style:parent-style-name="Standard">
      <style:text-properties fo:language="en" fo:country="US" fo:font-weight="bold" style:font-weight-asian="bold"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shadow="none"/>
      <style:text-properties fo:language="en" fo:country="US"/>
    </style:style>
    <style:style style:name="P26" style:family="paragraph" style:parent-style-name="Table_20_Contents">
      <style:paragraph-properties fo:text-align="start" style:justify-single-word="false"/>
      <style:text-properties style:use-window-font-color="true" fo:language="en" fo:country="US"/>
    </style:style>
    <style:style style:name="P27" style:family="paragraph" style:parent-style-name="Table_20_Contents">
      <style:paragraph-properties fo:text-align="start" style:justify-single-word="false"/>
      <style:text-properties style:use-window-font-color="true" style:font-name="Monospace" fo:font-size="10pt" fo:language="en" fo:country="US" style:font-name-asian="Monospace" style:font-size-asian="10pt" style:font-name-complex="Monospace" style:font-size-complex="10pt"/>
    </style:style>
    <style:style style:name="P28" style:family="paragraph" style:parent-style-name="Table_20_Contents">
      <style:paragraph-properties fo:text-align="start" style:justify-single-word="false"/>
      <style:text-properties style:use-window-font-color="true" style:font-name="Monospace" fo:font-size="10pt" fo:language="en" fo:country="US" fo:background-color="transparent" style:font-name-asian="Monospace" style:font-size-asian="10pt" style:font-name-complex="Monospace" style:font-size-complex="10pt"/>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ext_20_body">
      <style:text-properties fo:language="en" fo:country="US"/>
    </style:style>
    <style:style style:name="P31" style:family="paragraph" style:parent-style-name="Text_20_body" style:list-style-name="L1">
      <style:text-properties fo:language="en" fo:country="US"/>
    </style:style>
    <style:style style:name="P32" style:family="paragraph" style:parent-style-name="Text_20_body" style:list-style-name="L2">
      <style:text-properties fo:language="en" fo:country="US"/>
    </style:style>
    <style:style style:name="P33" style:family="paragraph" style:parent-style-name="Text_20_body" style:list-style-name="L3">
      <style:text-properties fo:language="en" fo:country="US"/>
    </style:style>
    <style:style style:name="P34" style:family="paragraph" style:parent-style-name="Text_20_body" style:list-style-name="L4">
      <style:text-properties fo:language="en" fo:country="US"/>
    </style:style>
    <style:style style:name="P35" style:family="paragraph" style:parent-style-name="Text_20_body" style:list-style-name="L5">
      <style:text-properties fo:language="en" fo:country="US"/>
    </style:style>
    <style:style style:name="P36" style:family="paragraph" style:parent-style-name="Text_20_body" style:list-style-name="L6">
      <style:paragraph-properties fo:margin-left="0in" fo:margin-right="0in" fo:margin-top="0in" fo:margin-bottom="0in" fo:text-align="start" style:justify-single-word="false" fo:text-indent="0in" style:auto-text-indent="false" style:text-autospace="none"/>
      <style:text-properties style:font-name="Monospace" fo:font-size="10pt" fo:language="en" fo:country="US" style:font-name-asian="Monospace" style:font-size-asian="10pt" style:font-name-complex="Monospace" style:font-size-complex="10pt"/>
    </style:style>
    <style:style style:name="P37" style:family="paragraph" style:parent-style-name="Heading_20_1">
      <style:text-properties fo:language="en" fo:country="US"/>
    </style:style>
    <style:style style:name="P38" style:family="paragraph" style:parent-style-name="Heading_20_3"/>
    <style:style style:name="P39" style:family="paragraph" style:parent-style-name="Heading_20_2">
      <style:text-properties fo:language="en" fo:country="US"/>
    </style:style>
    <style:style style:name="P40" style:family="paragraph" style:parent-style-name="Preformatted_20_Text">
      <style:paragraph-properties fo:line-height="150%" fo:background-color="#fafafa" fo:padding-left="0.0835in" fo:padding-right="0.0835in" fo:padding-top="0.05in" fo:padding-bottom="0.05in" fo:border="0.06pt solid #bbbbbb">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weight-asian="bold" style:font-name-complex="Monospace" style:font-size-complex="10pt" style:font-weight-complex="bold"/>
    </style:style>
    <style:style style:name="P41" style:family="paragraph" style:parent-style-name="Preformatted_20_Text">
      <style:paragraph-properties fo:line-height="150%" fo:background-color="#fafafa" fo:padding-left="0.0835in" fo:padding-right="0.0835in" fo:padding-top="0.05in" fo:padding-bottom="0.05in" fo:border="0.06pt solid #bbbbbb">
        <style:background-image/>
      </style:paragraph-properties>
    </style:style>
    <style:style style:name="P42" style:family="paragraph" style:parent-style-name="Preformatted_20_Text">
      <style:paragraph-properties fo:line-height="150%" fo:background-color="#fafafa" fo:padding-left="0.0835in" fo:padding-right="0.0835in" fo:padding-top="0.05in" fo:padding-bottom="0.05in" fo:border="0.06pt solid #bbbbbb">
        <style:background-image/>
      </style:paragraph-properties>
      <style:text-properties fo:language="en" fo:country="US"/>
    </style:style>
    <style:style style:name="T1" style:family="text">
      <style:text-properties fo:font-weight="bold" style:font-weight-asian="bold" style:font-weight-complex="bold"/>
    </style:style>
    <style:style style:name="T2" style:family="text">
      <style:text-properties style:font-name="Monospace" fo:font-size="10pt" style:font-name-asian="Monospace" style:font-size-asian="10pt" style:font-name-complex="Monospace" style:font-size-complex="10pt"/>
    </style:style>
    <style:style style:name="T3" style:family="text">
      <style:text-properties style:use-window-font-color="true"/>
    </style:style>
    <style:style style:name="T4" style:family="text">
      <style:text-properties style:use-window-font-color="true" style:font-name="Monospace" fo:font-size="10pt" style:font-name-asian="Monospace" style:font-size-asian="10pt" style:font-name-complex="Monospace" style:font-size-complex="10pt"/>
    </style:style>
    <style:style style:name="T5" style:family="text">
      <style:text-properties fo:font-weight="normal" style:font-weight-asian="normal" style:font-weight-complex="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style:font-name-asian="Monospace" style:font-name-complex="Monospace"/>
    </style:style>
    <style:style style:name="T8" style:family="text">
      <style:text-properties fo:font-variant="normal" fo:text-transform="none" style:use-window-font-color="true" style:font-name="Monospace" fo:font-size="10pt" fo:letter-spacing="normal" fo:language="en" fo:country="US" fo:font-style="normal" fo:font-weight="normal" style:font-name-asian="Monospace" style:font-size-asian="10pt" style:font-weight-asian="bold" style:font-name-complex="Monospace" style:font-size-complex="10pt" style:font-weight-complex="bold"/>
    </style:style>
    <style:style style:name="T9" style:family="text">
      <style:text-properties fo:font-variant="normal" fo:text-transform="none" style:use-window-font-color="true" style:font-name="Monospace" fo:font-size="10pt" fo:letter-spacing="normal" fo:font-style="normal" fo:font-weight="normal" style:font-name-asian="Monospace" style:font-size-asian="10pt" style:font-weight-asian="bold" style:font-name-complex="Monospace" style:font-size-complex="10pt" style:font-weight-complex="bold"/>
    </style:style>
    <style:style style:name="T10" style:family="text">
      <style:text-properties fo:font-variant="normal" fo:text-transform="none" fo:color="#000000" style:font-name="Consolas" fo:font-size="10pt" fo:letter-spacing="normal" fo:language="en" fo:country="US" fo:font-style="normal" fo:font-weight="normal" style:font-name-asian="Consolas" style:font-size-asian="10pt" style:font-weight-asian="bold" style:font-name-complex="Consolas" style:font-size-complex="10pt" style:font-weight-complex="bold"/>
    </style:style>
    <style:style style:name="T11" style:family="text">
      <style:text-properties fo:font-variant="normal" fo:text-transform="none" fo:color="#000000" style:font-name="Consolas" fo:letter-spacing="normal" fo:language="en" fo:country="US" fo:font-style="normal" fo:font-weight="normal" style:font-name-asian="Consolas" style:font-style-asian="italic" style:font-weight-asian="bold" style:font-name-complex="Consolas" style:font-style-complex="italic" style:font-weight-complex="bold"/>
    </style:style>
    <style:style style:name="T12" style:family="text">
      <style:text-properties fo:font-variant="normal" fo:text-transform="none" fo:color="#000000" style:font-name="Consolas" fo:letter-spacing="normal" fo:language="en" fo:country="US" fo:font-style="normal" style:text-underline-style="none" fo:font-weight="normal" style:font-name-asian="Consolas" style:font-style-asian="italic" style:font-weight-asian="bold" style:font-name-complex="Consolas" style:font-style-complex="italic" style:font-weight-complex="bold"/>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language="en" fo:country="US" fo:font-style="italic" style:font-style-asian="italic" style:font-style-complex="italic"/>
    </style:style>
    <style:style style:name="T16"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7" style:family="text">
      <style:text-properties fo:color="#000000"/>
    </style:style>
    <style:style style:name="T18" style:family="text">
      <style:text-properties fo:color="#000000" style:font-name="Consolas" fo:font-size="10pt" style:font-name-asian="Consolas" style:font-size-asian="10pt" style:font-name-complex="Consolas" style:font-size-complex="10pt"/>
    </style:style>
    <style:style style:name="T19" style:family="text">
      <style:text-properties fo:color="#000000" style:font-name="Consolas" fo:font-size="10pt" style:text-underline-style="none" style:font-name-asian="Consolas" style:font-size-asian="10pt" style:font-name-complex="Consolas" style:font-size-complex="10pt"/>
    </style:style>
    <style:style style:name="T20" style:family="text">
      <style:text-properties fo:color="#000000" style:font-name="Consolas" fo:font-size="10pt" fo:language="en" fo:country="US" style:font-name-asian="Consolas" style:font-size-asian="10pt" style:font-name-complex="Consolas" style:font-size-complex="10pt"/>
    </style:style>
    <style:style style:name="T21" style:family="text">
      <style:text-properties fo:color="#000000" style:font-name="Consolas" fo:language="en" fo:country="US" fo:font-style="normal" style:text-underline-style="none" style:font-name-asian="Consolas" style:font-style-asian="normal" style:font-name-complex="Consolas" style:font-style-complex="normal"/>
    </style:style>
    <style:style style:name="T22" style:family="text">
      <style:text-properties fo:color="#000000" fo:language="en" fo:country="US" style:text-underline-style="none"/>
    </style:style>
    <style:style style:name="T23" style:family="text">
      <style:text-properties fo:color="#000000" style:text-underline-style="none"/>
    </style:style>
    <style:style style:name="T24" style:family="text">
      <style:text-properties fo:color="#2a00ff" style:font-name="Consolas" fo:font-size="10pt" style:font-name-asian="Consolas" style:font-size-asian="10pt" style:font-name-complex="Consolas" style:font-size-complex="10pt"/>
    </style:style>
    <style:style style:name="T25" style:family="text">
      <style:text-properties fo:color="#2a00ff" style:font-name="Consolas" fo:font-size="10pt" style:text-underline-style="none" style:font-name-asian="Consolas" style:font-size-asian="10pt" style:font-name-complex="Consolas" style:font-size-complex="10pt"/>
    </style:style>
    <style:style style:name="T26" style:family="text">
      <style:text-properties fo:color="#2a00ff" style:font-name="Consolas" fo:font-size="10pt" fo:language="en" fo:country="US" style:text-underline-style="none" style:font-name-asian="Consolas" style:font-size-asian="10pt" style:font-name-complex="Consolas" style:font-size-complex="10pt"/>
    </style:style>
    <style:style style:name="T27" style:family="text">
      <style:text-properties fo:color="#2a00ff" style:font-name="Consolas" fo:language="en" fo:country="US" style:text-underline-style="none" style:font-name-asian="Consolas" style:font-name-complex="Consolas"/>
    </style:style>
    <style:style style:name="T28" style:family="text">
      <style:text-properties fo:color="#3f7f5f" style:text-underline-style="none"/>
    </style:style>
    <style:style style:name="T29" style:family="text">
      <style:text-properties fo:color="#3f7f5f" fo:language="en" fo:country="U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STORAGE Service v1.1</text:h>
      <text:h text:style-name="P39" text:outline-level="2">Overview</text:h>
      <text:p text:style-name="P20">This service aims at providing a way to store user files such as, e.g., multimedia. The services tightly integrates with the mechanisms for protection and sharing, using the Social Engine as the mean for the access control. </text:p>
      <text:p text:style-name="P20"><text:s/>Another important target feature for this service is the possibility to rely upon different storage systems, such as, internal platform storage, external cloud storage systems (Amazon S3), and even user storages (Dropbox).</text:p>
      <text:p text:style-name="P20">For this purpose the service exposes the following APIs:</text:p>
      <text:list xml:id="list1832885522" text:style-name="L1">
        <text:list-item>
          <text:p text:style-name="P31">The possibility for an application to create and manage app accounts with respect to different storage. These accounts may be necessary to ask the user authorization to access the corresponding storages. For example, there may be a new VAS "someVAS" that wants to keep separately the user files in her (user's) Dropbox account. The VAS should then create the Dropbox app account using the Dropbox APIs and then register its data here. The stored data will then let the client apps to ask for the user authorization and obtain the necessary access token. That is, the "someVAS" client will ask the user to authorize access to the "someVAS" folder in the user's account.</text:p>
        </text:list-item>
        <text:list-item>
          <text:p text:style-name="P31">The creation and management of the user accounts for different storages. This in particular will allow us to store the necessary credentials to create/manage files on behalf of the user in external storages.</text:p>
        </text:list-item>
        <text:list-item>
          <text:p text:style-name="P31">The file management operations: creation/update/cancellation of files, generating the access URL for the files, etc.</text:p>
        </text:list-item>
      </text:list>
      <text:h text:style-name="P39" text:outline-level="2">Dropbox Storage Scenario<text:tab/><text:tab/></text:h>
      <text:p text:style-name="P20">In this scenario the apps store the files in the user's Dropbox, in the specific folder.</text:p>
      <text:h text:style-name="Heading_20_3" text:outline-level="3">Creating an application account</text:h>
      <text:p text:style-name="P20">For this, the app shoud:</text:p>
      <text:list xml:id="list6108180831" text:style-name="L2">
        <text:list-item>
          <text:p text:style-name="P32">create a Dropbox app account. (This is done before the app goes in operation by the VAS developer). It uses “App Folder” access level, i.e., the application will have a control over a dedicated Dropbox folder only.</text:p>
        </text:list-item>
        <text:list-item>
          <text:p text:style-name="P32">store the Dropbox app account data (e.g., the secret keys, etc.) using the appAccount REST API.</text:p>
        </text:list-item>
      </text:list>
      <text:h text:style-name="Heading_20_3" text:outline-level="3">Creating a file</text:h>
      <text:p text:style-name="P20">The file management (e.g., creation) operations then works as follows:</text:p>
      <text:list xml:id="list12378420701" text:style-name="L3">
        <text:list-item>
          <text:p text:style-name="P33">The client app should obtain the user account(s) associated to this app. If there are no user account defined, the app should start the account registration. Otherwise, proceed to step 4.</text:p>
        </text:list-item>
        <text:list-item>
          <text:p text:style-name="P33">The client app starts the user account registration procedure. For the Dropbox storage this involves the user who is asked to authorize accessing and managing a dedicated folder in her Dropbox.</text:p>
        </text:list-item>
        <text:list-item>
          <text:p text:style-name="P33">If the user authorizes, the folder access token key is provided and stored on the server using <text:soft-page-break/>the userAccount REST API. The account data is given to the client app. </text:p>
        </text:list-item>
        <text:list-item>
          <text:p text:style-name="P33">Using the user account data (specifically, accountID) the client initiates the remote file storage with the help of fileManagment REST API. Remotely,</text:p>
          <text:list>
            <text:list-item>
              <text:p text:style-name="P33">the file is created in the user's Dropbox folder (the stored account access token is used to access the folder), </text:p>
            </text:list-item>
            <text:list-item>
              <text:p text:style-name="P33">a corresponding entity is created with the help of the Semantic/Social Engine APIs. This is necessary for the file sharing operations.</text:p>
            </text:list-item>
            <text:list-item>
              <text:p text:style-name="P33">the file metadata is stored: the file id and name, associated account ID, and the entity ID.</text:p>
            </text:list-item>
          </text:list>
        </text:list-item>
      </text:list>
      <text:h text:style-name="Heading_20_3" text:outline-level="3">Reading the file</text:h>
      <text:p text:style-name="P20">To access the file (also of the other users), it is necessary to have the file ID. The procedure is then as follows:</text:p>
      <text:list xml:id="list1413018490" text:style-name="L4">
        <text:list-item>
          <text:p text:style-name="P34">Ask the fileManagement REST API service for the access URL. If the user has the rights to read it, the temporary access URL is generated using the Dropbox "media" API. The URL expires in several hours, thus limiting the possibility for unauthorized access.</text:p>
        </text:list-item>
        <text:list-item>
          <text:p text:style-name="P34">The user access the file data stream from the generated URL.</text:p>
        </text:list-item>
      </text:list>
      <text:h text:style-name="Heading_20_3" text:outline-level="3">Sharing the file</text:h>
      <text:p text:style-name="P20">By default the files are private to the owner. That is, other users cannot access it because</text:p>
      <text:list xml:id="list1142332322" text:style-name="L5">
        <text:list-item>
          <text:p text:style-name="P35">the access URL will not be provided as the user does not yet have the rights to access the corresponding entity of the Social Engine, and</text:p>
        </text:list-item>
        <text:list-item>
          <text:p text:style-name="P35">the Dropbox folder where the file is stored is not visible to other users.</text:p>
        </text:list-item>
      </text:list>
      <text:p text:style-name="P20">To share the file, the client app may rely on the sharing API provided by the Social API, given the file's social ID. </text:p>
      <text:p text:style-name="P20"/>
      <text:h text:style-name="Heading_20_2" text:outline-level="2">REST APIs</text:h>
      <text:h text:style-name="Heading_20_3" text:outline-level="3">Application Account Service</text:h>
      <text:p text:style-name="P21">Security Considerations<text:span text:style-name="T5">: All the endpoint addresses are available only over HTTPS.</text:span></text:p>
      <text:h text:style-name="Heading_20_4" text:outline-level="4">Creation application account</text:h>
      <table:table table:name="Table2" table:style-name="Table2">
        <table:table-column table:style-name="Table2.A"/>
        <table:table-column table:style-name="Table2.B"/>
        <table:table-row>
          <table:table-cell table:style-name="Table2.A1" table:number-columns-spanned="2" office:value-type="string">
            <text:p text:style-name="P29">&lt;BASE_URL<text:span text:style-name="T3">&gt;/</text:span><text:span text:style-name="T4">smartcampus.filestorage/appaccount</text:span></text:p>
          </table:table-cell>
          <table:covered-table-cell/>
        </table:table-row>
        <table:table-row>
          <table:table-cell table:style-name="Table2.A2" office:value-type="string">
            <text:p text:style-name="P29">Description</text:p>
          </table:table-cell>
          <table:table-cell table:style-name="Table2.B2" office:value-type="string">
            <text:p text:style-name="P29">Creates a new application account</text:p>
          </table:table-cell>
        </table:table-row>
        <table:table-row>
          <table:table-cell table:style-name="Table2.A2" office:value-type="string">
            <text:p text:style-name="P26">HTTP METHOD</text:p>
          </table:table-cell>
          <table:table-cell table:style-name="Table2.B2" office:value-type="string">
            <text:p text:style-name="P27">POST</text:p>
          </table:table-cell>
        </table:table-row>
        <table:table-row>
          <table:table-cell table:style-name="Table2.A2" office:value-type="string">
            <text:p text:style-name="P29">INPUT</text:p>
          </table:table-cell>
          <table:table-cell table:style-name="Table2.B2" office:value-type="string">
            <text:p text:style-name="P29">The JSON representation of application account to create passed as body of the HTTP request.</text:p>
            <text:p text:style-name="P29"/>
            <text:p text:style-name="P29"><text:span text:style-name="T1">configurations</text:span> is an array of couples (name|value). In case of DROPBOX the expected parameters include APP_KEY and APP_SECRET.</text:p>
            <text:p text:style-name="P29"><text:span text:style-name="T1">storageType</text:span> can assume the following value: DROPBOX.</text:p>
          </table:table-cell>
        </table:table-row>
        <table:table-row>
          <table:table-cell table:style-name="Table2.A2" office:value-type="string">
            <text:p text:style-name="P29">OUTPUT</text:p>
          </table:table-cell>
          <table:table-cell table:style-name="Table2.B2" office:value-type="string">
            <text:p text:style-name="P29">The JSON representation of application account created <text:s/>(with id field <text:soft-page-break/>populated).</text:p>
            <text:p text:style-name="P29"/>
            <text:p text:style-name="P29"><text:span text:style-name="T1">configurations</text:span> is an array of couples (name|value).</text:p>
            <text:p text:style-name="P29"><text:span text:style-name="T1">storageType</text:span> can currently assume the following values: DROPBOX.</text:p>
          </table:table-cell>
        </table:table-row>
      </table:table>
      <text:p text:style-name="P21"/>
      <text:p text:style-name="P20"><text:span text:style-name="T1">Example: </text:span><text:span text:style-name="T5">the following request demonstrates the use of the service for the Dropbox app account</text:span></text:p>
      <text:p text:style-name="P16"><text:span text:style-name="T6">POST /</text:span><text:span text:style-name="T7">smartcampus.filestorage/appaccount</text:span></text:p>
      <text:p text:style-name="P13">Host: https://vas-dev.smartcampuslab.it </text:p>
      <text:p text:style-name="P2">Accept: application/json</text:p>
      <text:p text:style-name="P2"/>
      <text:p text:style-name="P2">Body:</text:p>
      <text:p text:style-name="P12">{</text:p>
      <text:p text:style-name="P12"><text:tab/>"appName":”samplename”,</text:p>
      <text:p text:style-name="P12"><text:tab/>"id":””,</text:p>
      <text:p text:style-name="P12"><text:tab/>"configurations":[</text:p>
      <text:p text:style-name="P17"><text:span text:style-name="T9"><text:tab/><text:tab/></text:span>{"name":”APP_KEY”,"value":”aaabbbcccdd”},</text:p>
      <text:p text:style-name="P17"><text:span text:style-name="T9"><text:tab/><text:tab/></text:span>{"name":”APP_SECRET”,"value":”gggdddfffeee”}</text:p>
      <text:p text:style-name="P12"><text:tab/>],</text:p>
      <text:p text:style-name="P12"><text:tab/>"storageType": “DROPBOX”</text:p>
      <text:p text:style-name="P2">}</text:p>
      <text:p text:style-name="P20"/>
      <text:p text:style-name="P20">The resulting response will look as follows:</text:p>
      <text:p text:style-name="P5"/>
      <text:p text:style-name="P12">{</text:p>
      <text:p text:style-name="P12"><text:tab/>"appName":”samplename”,</text:p>
      <text:p text:style-name="P12"><text:tab/>"id":”123appaccount”,</text:p>
      <text:p text:style-name="P12"><text:tab/>"configurations":[</text:p>
      <text:p text:style-name="P17"><text:span text:style-name="T9"><text:tab/><text:tab/></text:span>{"name":”APP_KEY”,"value":”aaabbbcccdd”},</text:p>
      <text:p text:style-name="P17"><text:span text:style-name="T9"><text:tab/><text:tab/></text:span>{"name":”APP_SECRET”,"value":”gggdddfffeee”}</text:p>
      <text:p text:style-name="P12"><text:tab/>],</text:p>
      <text:p text:style-name="P12"><text:tab/>"storageType": “DROPBOX”</text:p>
      <text:p text:style-name="P12">}</text:p>
      <text:p text:style-name="P3"/>
      <text:h text:style-name="Heading_20_4" text:outline-level="4">Updating an application account</text:h>
      <text:p text:style-name="P21"/>
      <table:table table:name="Table12" table:style-name="Table12">
        <table:table-column table:style-name="Table12.A"/>
        <table:table-column table:style-name="Table12.B"/>
        <table:table-row>
          <table:table-cell table:style-name="Table12.A1" table:number-columns-spanned="2" office:value-type="string">
            <text:p text:style-name="P29">&lt;BASE_<text:span text:style-name="T3">URL&gt;/</text:span><text:span text:style-name="T4">smartcampus.filestorage/appaccount/&lt;APP_NAME&gt;</text:span></text:p>
          </table:table-cell>
          <table:covered-table-cell/>
        </table:table-row>
        <table:table-row>
          <table:table-cell table:style-name="Table12.A2" office:value-type="string">
            <text:p text:style-name="P29">Description</text:p>
          </table:table-cell>
          <table:table-cell table:style-name="Table12.B2" office:value-type="string">
            <text:p text:style-name="P29">Updates an application account</text:p>
          </table:table-cell>
        </table:table-row>
        <table:table-row>
          <table:table-cell table:style-name="Table12.A2" office:value-type="string">
            <text:p text:style-name="P26">HTTP METHOD</text:p>
          </table:table-cell>
          <table:table-cell table:style-name="Table12.B2" office:value-type="string">
            <text:p text:style-name="P27">PUT</text:p>
          </table:table-cell>
        </table:table-row>
        <table:table-row>
          <table:table-cell table:style-name="Table12.A2" office:value-type="string">
            <text:p text:style-name="P29">INPUT</text:p>
          </table:table-cell>
          <table:table-cell table:style-name="Table12.B2" office:value-type="string">
            <text:p text:style-name="P29">The JSON representation of application account to create passed as body of the HTTP request.</text:p>
            <text:p text:style-name="P29"><text:soft-page-break/></text:p>
            <text:p text:style-name="P29"><text:span text:style-name="T1">configurations</text:span> is an array of couples (name|value).</text:p>
            <text:p text:style-name="P29"><text:span text:style-name="T1">storageType</text:span> can assume the following value: DROPBOX.</text:p>
          </table:table-cell>
        </table:table-row>
        <table:table-row>
          <table:table-cell table:style-name="Table12.A2" office:value-type="string">
            <text:p text:style-name="P29">OUTPUT</text:p>
          </table:table-cell>
          <table:table-cell table:style-name="Table12.B2" office:value-type="string">
            <text:p text:style-name="P29">The JSON representation of application account updated</text:p>
            <text:p text:style-name="P29"/>
            <text:p text:style-name="P29"><text:span text:style-name="T1">configurations</text:span> is an array of couples (name|value).</text:p>
            <text:p text:style-name="P29"><text:span text:style-name="T1">storageType</text:span> can assume the following value: DROPBOX.</text:p>
          </table:table-cell>
        </table:table-row>
      </table:table>
      <text:p text:style-name="P22"/>
      <text:p text:style-name="P20"><text:span text:style-name="T1">Example:</text:span><text:tab/></text:p>
      <text:p text:style-name="P16"><text:span text:style-name="T6">PUT /</text:span><text:span text:style-name="T7">smartcampus.filestorage/appaccount/samplename</text:span></text:p>
      <text:p text:style-name="P13">Host: https://vas-dev.smartcampuslab.it </text:p>
      <text:p text:style-name="P2">Accept: application/json</text:p>
      <text:p text:style-name="P2"/>
      <text:p text:style-name="P2">Body:</text:p>
      <text:p text:style-name="P12">{</text:p>
      <text:p text:style-name="P12"><text:tab/>"appName":”samplename”,</text:p>
      <text:p text:style-name="P12"><text:tab/>"id":”123appaccount”,</text:p>
      <text:p text:style-name="P12"><text:tab/>"configurations":[</text:p>
      <text:p text:style-name="P15"><text:span text:style-name="T8"><text:tab/><text:tab/></text:span>{"name":”APP_KEY”,"value":”aaabbbcccdd”},</text:p>
      <text:p text:style-name="P15"><text:span text:style-name="T8"><text:tab/><text:tab/></text:span>{"name":”APP_SECRET”,"value":”gggdddfffeee”}</text:p>
      <text:p text:style-name="P12"><text:tab/>],</text:p>
      <text:p text:style-name="P12"><text:tab/>"storageType": “DROPBOX”</text:p>
      <text:p text:style-name="P2">}</text:p>
      <text:p text:style-name="P20"/>
      <text:p text:style-name="P20">The resulting response will look as follows:</text:p>
      <text:p text:style-name="P5"/>
      <text:p text:style-name="P12">{</text:p>
      <text:p text:style-name="P12"><text:tab/>"appName":”samplename”,</text:p>
      <text:p text:style-name="P12"><text:tab/>"id":”123appaccount”,</text:p>
      <text:p text:style-name="P12"><text:tab/>"configurations":[</text:p>
      <text:p text:style-name="P15"><text:span text:style-name="T8"><text:tab/><text:tab/></text:span>{"name":”APP_KEY”,"value":”aaabbbcccdd”},</text:p>
      <text:p text:style-name="P15"><text:span text:style-name="T8"><text:tab/><text:tab/></text:span>{"name":”APP_SECRET”,"value":”gggdddfffeee”}</text:p>
      <text:p text:style-name="P12"><text:tab/>],</text:p>
      <text:p text:style-name="P12"><text:tab/>"storageType": “DROPBOX”</text:p>
      <text:p text:style-name="P12">}</text:p>
      <text:p text:style-name="P21"/>
      <text:h text:style-name="Heading_20_4" text:outline-level="4">Deleting an application account</text:h>
      <text:p text:style-name="P22"/>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29">&lt;BASE_URL&gt;/<text:span text:style-name="T4">smartcampus.filestorage/appaccount/&lt;APP_NAME&gt;/&lt;APP_ACCOUNT_ID&gt;</text:span></text:p>
          </table:table-cell>
          <table:covered-table-cell/>
          <table:covered-table-cell/>
        </table:table-row>
        <table:table-row>
          <table:table-cell table:style-name="Table13.A2" office:value-type="string">
            <text:p text:style-name="P29">Description</text:p>
          </table:table-cell>
          <table:table-cell table:style-name="Table13.B2" table:number-columns-spanned="2" office:value-type="string">
            <text:p text:style-name="P29">Deletes an application account</text:p>
          </table:table-cell>
          <table:covered-table-cell/>
        </table:table-row>
        <text:soft-page-break/>
        <table:table-row>
          <table:table-cell table:style-name="Table13.A2" office:value-type="string">
            <text:p text:style-name="P29">HTTP METHOD</text:p>
          </table:table-cell>
          <table:table-cell table:style-name="Table13.B2" table:number-columns-spanned="2" office:value-type="string">
            <text:p text:style-name="P27">DELETE</text:p>
          </table:table-cell>
          <table:covered-table-cell/>
        </table:table-row>
        <table:table-row>
          <table:table-cell table:style-name="Table13.A2" table:number-rows-spanned="2" office:value-type="string">
            <text:p text:style-name="P29">INPUT</text:p>
          </table:table-cell>
          <table:table-cell table:style-name="Table13.A2" office:value-type="string">
            <text:p text:style-name="P29">APP_NAME</text:p>
          </table:table-cell>
          <table:table-cell table:style-name="Table13.B2" office:value-type="string">
            <text:p text:style-name="P29">Name of application</text:p>
          </table:table-cell>
        </table:table-row>
        <table:table-row>
          <table:covered-table-cell/>
          <table:table-cell table:style-name="Table13.A2" office:value-type="string">
            <text:p text:style-name="P29">APP_ACCOUNT_ID</text:p>
          </table:table-cell>
          <table:table-cell table:style-name="Table13.B2" office:value-type="string">
            <text:p text:style-name="P29">Id of application account to delete</text:p>
          </table:table-cell>
        </table:table-row>
        <table:table-row>
          <table:table-cell table:style-name="Table13.A2" office:value-type="string">
            <text:p text:style-name="P29">OUTPUT</text:p>
          </table:table-cell>
          <table:table-cell table:style-name="Table13.B2" table:number-columns-spanned="2" office:value-type="string">
            <text:p text:style-name="P29">True or false </text:p>
          </table:table-cell>
          <table:covered-table-cell/>
        </table:table-row>
      </table:table>
      <text:p text:style-name="P22"/>
      <text:p text:style-name="P20"><text:span text:style-name="T1">Example:</text:span><text:tab/></text:p>
      <text:p text:style-name="P16"><text:span text:style-name="T6">DELETE /</text:span><text:span text:style-name="T7">smartcampus.filestorage/appaccount/samplename/123appaccount</text:span></text:p>
      <text:p text:style-name="P13">Host: https://vas-dev.smartcampuslab.it </text:p>
      <text:p text:style-name="P2">Accept: application/json</text:p>
      <text:p text:style-name="P20"/>
      <text:p text:style-name="P20">The resulting response will look as follows :</text:p>
      <text:p text:style-name="P5"/>
      <text:p text:style-name="P12">true</text:p>
      <text:p text:style-name="P21"/>
      <text:h text:style-name="Heading_20_4" text:outline-level="4">Getting an application account</text:h>
      <text:p text:style-name="P22"/>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P29">&lt;BASE_URL&gt;/<text:span text:style-name="T4">smartcampus.filestorage/appaccount/&lt;APP_NAME&gt;</text:span></text:p>
          </table:table-cell>
          <table:covered-table-cell/>
          <table:covered-table-cell/>
        </table:table-row>
        <table:table-row>
          <table:table-cell table:style-name="Table14.A2" office:value-type="string">
            <text:p text:style-name="P29">Description</text:p>
          </table:table-cell>
          <table:table-cell table:style-name="Table14.B2" table:number-columns-spanned="2" office:value-type="string">
            <text:p text:style-name="P29">Gets all application account binded to an application name</text:p>
          </table:table-cell>
          <table:covered-table-cell/>
        </table:table-row>
        <table:table-row>
          <table:table-cell table:style-name="Table14.A2" office:value-type="string">
            <text:p text:style-name="P29">HTTP METHOD</text:p>
          </table:table-cell>
          <table:table-cell table:style-name="Table14.B2" table:number-columns-spanned="2" office:value-type="string">
            <text:p text:style-name="P28">GET</text:p>
          </table:table-cell>
          <table:covered-table-cell/>
        </table:table-row>
        <table:table-row>
          <table:table-cell table:style-name="Table14.A2" office:value-type="string">
            <text:p text:style-name="P29">INPUT</text:p>
          </table:table-cell>
          <table:table-cell table:style-name="Table14.A2" office:value-type="string">
            <text:p text:style-name="P29">APP_NAME</text:p>
          </table:table-cell>
          <table:table-cell table:style-name="Table14.B2" office:value-type="string">
            <text:p text:style-name="P29">Name of application</text:p>
          </table:table-cell>
        </table:table-row>
        <table:table-row>
          <table:table-cell table:style-name="Table14.A2" office:value-type="string">
            <text:p text:style-name="P29">OUTPUT</text:p>
          </table:table-cell>
          <table:table-cell table:style-name="Table14.B2" table:number-columns-spanned="2" office:value-type="string">
            <text:p text:style-name="P29">The JSON representing the list of application accounts binded to the given application name</text:p>
            <text:p text:style-name="P29"/>
            <text:p text:style-name="P29"><text:span text:style-name="T1">configurations</text:span> is an array of couples (name|value).</text:p>
            <text:p text:style-name="P29"><text:span text:style-name="T1">storageType</text:span> can assume the following value: DROPBOX.</text:p>
          </table:table-cell>
          <table:covered-table-cell/>
        </table:table-row>
      </table:table>
      <text:p text:style-name="P21"/>
      <text:p text:style-name="P20"><text:span text:style-name="T1">Example:</text:span><text:tab/></text:p>
      <text:p text:style-name="P16"><text:span text:style-name="T6">GET /</text:span><text:span text:style-name="T7">smartcampus.filestorage/appaccount/samplename</text:span></text:p>
      <text:p text:style-name="P13">Host: https://vas-dev.smartcampuslab.it </text:p>
      <text:p text:style-name="P2">Accept: application/json</text:p>
      <text:p text:style-name="P20"/>
      <text:p text:style-name="P20">The resulting response will look as follows:</text:p>
      <text:p text:style-name="P5"/>
      <text:p text:style-name="P12">{</text:p>
      <text:p text:style-name="P12"><text:tab/>"appName":”samplename”,</text:p>
      <text:p text:style-name="P12"><text:tab/>"id":”123appaccount”,</text:p>
      <text:p text:style-name="P12"><text:tab/>"configurations":[</text:p>
      <text:p text:style-name="P15"><text:span text:style-name="T8"><text:tab/><text:tab/></text:span>{"name":”APP_KEY”,"value":”aaabbbcccdd”},</text:p>
      <text:p text:style-name="P15"><text:span text:style-name="T8"><text:tab/><text:tab/></text:span>{"name":”APP_SECRET”,"value":”gggdddfffeee”}</text:p>
      <text:p text:style-name="P12"><text:soft-page-break/><text:tab/>],</text:p>
      <text:p text:style-name="P12"><text:tab/>"storageType": “DROPBOX”</text:p>
      <text:p text:style-name="P12">}</text:p>
      <text:h text:style-name="Heading_20_3" text:outline-level="3">User Account Service</text:h>
      <text:p text:style-name="P20"><text:span text:style-name="T1">Security Considerations</text:span><text:span text:style-name="T5">: every REST invocation MUST be provided with the access token as AUTH_TOKEN HTTP header. All the endpoint addresses are available only over HTTPS.</text:span></text:p>
      <text:h text:style-name="Heading_20_4" text:outline-level="4">Creating a user account</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6">&lt;BASE_URL&gt;/<text:span text:style-name="T2">smartcampus.filestorage/useraccount/&lt;APP_NAME&gt;</text:span></text:p>
          </table:table-cell>
          <table:covered-table-cell/>
          <table:covered-table-cell/>
        </table:table-row>
        <table:table-row>
          <table:table-cell table:style-name="Table1.A2" office:value-type="string">
            <text:p text:style-name="P29">Description</text:p>
          </table:table-cell>
          <table:table-cell table:style-name="Table1.B2" table:number-columns-spanned="2" office:value-type="string">
            <text:p text:style-name="P29">Create and saved a new storage account for the user</text:p>
          </table:table-cell>
          <table:covered-table-cell/>
        </table:table-row>
        <table:table-row>
          <table:table-cell table:style-name="Table1.A2" office:value-type="string">
            <text:p text:style-name="P29">HTTP METHOD</text:p>
          </table:table-cell>
          <table:table-cell table:style-name="Table1.B2" table:number-columns-spanned="2" office:value-type="string">
            <text:p text:style-name="P27">POST</text:p>
          </table:table-cell>
          <table:covered-table-cell/>
        </table:table-row>
        <table:table-row>
          <table:table-cell table:style-name="Table1.A2" table:number-rows-spanned="2" office:value-type="string">
            <text:p text:style-name="P29">INPUT</text:p>
          </table:table-cell>
          <table:table-cell table:style-name="Table1.A2" office:value-type="string">
            <text:p text:style-name="P29">APP_NAME</text:p>
          </table:table-cell>
          <table:table-cell table:style-name="Table1.B2" office:value-type="string">
            <text:p text:style-name="P29">The name of application</text:p>
          </table:table-cell>
        </table:table-row>
        <table:table-row>
          <table:covered-table-cell/>
          <table:table-cell table:style-name="Table1.B2" table:number-columns-spanned="2" office:value-type="string">
            <text:p text:style-name="P29">The JSON representation of user storage account to create passed as body of the HTTP request.</text:p>
            <text:p text:style-name="P29"/>
            <text:p text:style-name="P29"><text:span text:style-name="T1">configurations</text:span> is an array of couples (name|value). In case of DROPBOX the expected parameters include APP_KEY and APP_SECRET.</text:p>
            <text:p text:style-name="P29"><text:span text:style-name="T1">storageType</text:span> can assume the following value: DROPBOX.</text:p>
          </table:table-cell>
          <table:covered-table-cell/>
        </table:table-row>
        <table:table-row>
          <table:table-cell table:style-name="Table1.A2" office:value-type="string">
            <text:p text:style-name="P29">OUTPUT</text:p>
          </table:table-cell>
          <table:table-cell table:style-name="Table1.B2" table:number-columns-spanned="2" office:value-type="string">
            <text:p text:style-name="P29">The JSON representation of the user storage account created ( with id field populated).</text:p>
            <text:p text:style-name="P29"/>
            <text:p text:style-name="P29"><text:span text:style-name="T1">configurations</text:span> is an array of couples (name|value).</text:p>
            <text:p text:style-name="P29"><text:span text:style-name="T1">storageType</text:span> can assume the following value: DROPBOX.</text:p>
          </table:table-cell>
          <table:covered-table-cell/>
        </table:table-row>
      </table:table>
      <text:p text:style-name="P5"/>
      <text:p text:style-name="P23">Example: <text:span text:style-name="T5">the following request show the creation of the Dropbox user account</text:span></text:p>
      <text:p text:style-name="P23"/>
      <text:p text:style-name="P23"/>
      <text:p text:style-name="P16"><text:span text:style-name="T6">POST /</text:span><text:span text:style-name="T7">smartcampus.filestorage/useraccount/samplename</text:span></text:p>
      <text:p text:style-name="P13">Host: https://vas-dev.smartcampuslab.it </text:p>
      <text:p text:style-name="P13">Headers: AUTH_TOKEN=123testtoken123</text:p>
      <text:p text:style-name="P2">Accept: application/json</text:p>
      <text:p text:style-name="P2"/>
      <text:p text:style-name="P2">Body:</text:p>
      <text:p text:style-name="P7">{</text:p>
      <text:p text:style-name="P12"><text:tab/>"userId":-1,</text:p>
      <text:p text:style-name="P12"><text:tab/>"id":””,</text:p>
      <text:p text:style-name="P12"><text:tab/>"configurations":[</text:p>
      <text:p text:style-name="P17"><text:span text:style-name="T9"><text:tab/><text:tab/></text:span>{"name":”USER_KEY”,"value":”asdadqeqweqe”},</text:p>
      <text:p text:style-name="P17"><text:span text:style-name="T9"><text:tab/><text:tab/></text:span>{"name":”USER_SECRET”,"value":”dk43kck23jjj”}</text:p>
      <text:p text:style-name="P12"><text:tab/>],</text:p>
      <text:p text:style-name="P12"><text:tab/>"storageType": “DROPBOX”</text:p>
      <text:p text:style-name="P2">}</text:p>
      <text:p text:style-name="P22"><text:soft-page-break/></text:p>
      <text:p text:style-name="P22">The resulting response will look as follows:</text:p>
      <text:p text:style-name="P22"/>
      <text:p text:style-name="P7">{</text:p>
      <text:p text:style-name="P12"><text:tab/>"userId":123456789,</text:p>
      <text:p text:style-name="P12"><text:tab/>"id":”123useraccount”,</text:p>
      <text:p text:style-name="P12"><text:tab/>"configurations":[</text:p>
      <text:p text:style-name="P17"><text:span text:style-name="T9"><text:tab/><text:tab/></text:span>{"name":”USER_KEY”,"value":”asdadqeqweqe”},</text:p>
      <text:p text:style-name="P17"><text:span text:style-name="T9"><text:tab/><text:tab/></text:span>{"name":”USER_SECRET”,"value":”dk43kck23jjj”}</text:p>
      <text:p text:style-name="P12"><text:tab/>],</text:p>
      <text:p text:style-name="P12"><text:tab/>"storageType": “DROPBOX”</text:p>
      <text:p text:style-name="P12">}</text:p>
      <text:list xml:id="list1642952008" text:style-name="L6">
        <text:list-header>
          <text:p text:style-name="P36"/>
        </text:list-header>
      </text:list>
      <text:h text:style-name="Heading_20_4" text:outline-level="4">Updating a user account</text:h>
      <text:p text:style-name="P5"/>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6">&lt;BASE_URL&gt;/<text:span text:style-name="T2">smartcampus.filestorage/useraccount/&lt;APP_NAME&gt;/&lt;ACCOUNT_ID&gt;</text:span></text:p>
          </table:table-cell>
          <table:covered-table-cell/>
          <table:covered-table-cell/>
        </table:table-row>
        <table:table-row>
          <table:table-cell table:style-name="Table3.A2" office:value-type="string">
            <text:p text:style-name="P29">Description</text:p>
          </table:table-cell>
          <table:table-cell table:style-name="Table3.B2" table:number-columns-spanned="2" office:value-type="string">
            <text:p text:style-name="P29">Updates the user storage account passed as parameter</text:p>
          </table:table-cell>
          <table:covered-table-cell/>
        </table:table-row>
        <table:table-row>
          <table:table-cell table:style-name="Table3.A2" office:value-type="string">
            <text:p text:style-name="P26">HTTP METHOD</text:p>
          </table:table-cell>
          <table:table-cell table:style-name="Table3.B2" table:number-columns-spanned="2" office:value-type="string">
            <text:p text:style-name="P27">PUT</text:p>
          </table:table-cell>
          <table:covered-table-cell/>
        </table:table-row>
        <table:table-row>
          <table:table-cell table:style-name="Table3.A2" table:number-rows-spanned="3" office:value-type="string">
            <text:p text:style-name="P29"/>
            <text:p text:style-name="P29">INPUT</text:p>
          </table:table-cell>
          <table:table-cell table:style-name="Table3.A2" office:value-type="string">
            <text:p text:style-name="P29">APP_NAME</text:p>
          </table:table-cell>
          <table:table-cell table:style-name="Table3.B2" office:value-type="string">
            <text:p text:style-name="P29">Name of application</text:p>
          </table:table-cell>
        </table:table-row>
        <table:table-row>
          <table:covered-table-cell/>
          <table:table-cell table:style-name="Table3.A2" office:value-type="string">
            <text:p text:style-name="P29">ACCOUNT_ID</text:p>
          </table:table-cell>
          <table:table-cell table:style-name="Table3.B2" office:value-type="string">
            <text:p text:style-name="P29">Id of user storage account to update</text:p>
          </table:table-cell>
        </table:table-row>
        <table:table-row>
          <table:covered-table-cell/>
          <table:table-cell table:style-name="Table3.B2" table:number-columns-spanned="2" office:value-type="string">
            <text:p text:style-name="P29">The JSON representation of user storage account to update passed as body of the HTTP request.</text:p>
            <text:p text:style-name="P29"/>
            <text:p text:style-name="P29"><text:span text:style-name="T1">configurations</text:span> is an array of couples (name|value).</text:p>
            <text:p text:style-name="P29"><text:span text:style-name="T1">storageType</text:span> can assume the following value: DROPBOX.</text:p>
          </table:table-cell>
          <table:covered-table-cell/>
        </table:table-row>
        <table:table-row>
          <table:table-cell table:style-name="Table3.A2" office:value-type="string">
            <text:p text:style-name="P29">OUTPUT</text:p>
          </table:table-cell>
          <table:table-cell table:style-name="Table3.B2" table:number-columns-spanned="2" office:value-type="string">
            <text:p text:style-name="P29"/>
          </table:table-cell>
          <table:covered-table-cell/>
        </table:table-row>
      </table:table>
      <text:p text:style-name="P3"/>
      <text:p text:style-name="P20"><text:span text:style-name="T1">Example:</text:span><text:tab/></text:p>
      <text:p text:style-name="P16"><text:span text:style-name="T6">PUT /</text:span><text:span text:style-name="T7">smartcampus.filestorage/metadata/samplename/123resource123</text:span></text:p>
      <text:p text:style-name="P13">Host: https://vas-dev.smartcampuslab.it </text:p>
      <text:p text:style-name="P13">Headers: AUTH_TOKEN=123testtoken123</text:p>
      <text:p text:style-name="P2">Accept: application/json</text:p>
      <text:p text:style-name="P2"/>
      <text:p text:style-name="P2">Body:</text:p>
      <text:p text:style-name="P7">{</text:p>
      <text:p text:style-name="P12"><text:tab/>"userId":123456789,</text:p>
      <text:p text:style-name="P12"><text:tab/>"id":”123useraccount”,</text:p>
      <text:p text:style-name="P12"><text:tab/>"configurations":[</text:p>
      <text:p text:style-name="P17"><text:span text:style-name="T9"><text:tab/><text:tab/></text:span>{"name":”USER_KEY”,"value":”asdadqeqweqe”},</text:p>
      <text:p text:style-name="P17"><text:span text:style-name="T9"><text:tab/><text:tab/></text:span>{"name":”USER_SECRET”,"value":”dk43kck23jjj”}</text:p>
      <text:p text:style-name="P12"><text:tab/>],</text:p>
      <text:p text:style-name="P12"><text:soft-page-break/><text:tab/>"storageType": “DROPBOX”</text:p>
      <text:p text:style-name="P12">}</text:p>
      <text:p text:style-name="P5"/>
      <text:p text:style-name="P20">No response</text:p>
      <text:p text:style-name="P5"/>
      <text:h text:style-name="Heading_20_4" text:outline-level="4">Deleting a user account</text:h>
      <text:p text:style-name="P22"/>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9">&lt;BASE<text:span text:style-name="T3">_URL&gt;/</text:span><text:span text:style-name="T4">smartcampus.filestorage/useraccount/&lt;APP_NAME&gt;/&lt;ACCOUNT_ID&gt;</text:span></text:p>
          </table:table-cell>
          <table:covered-table-cell/>
          <table:covered-table-cell/>
        </table:table-row>
        <table:table-row>
          <table:table-cell table:style-name="Table4.A2" office:value-type="string">
            <text:p text:style-name="P29">Description</text:p>
          </table:table-cell>
          <table:table-cell table:style-name="Table4.B2" table:number-columns-spanned="2" office:value-type="string">
            <text:p text:style-name="P29">Deletes the user storage account passed as parameter</text:p>
          </table:table-cell>
          <table:covered-table-cell/>
        </table:table-row>
        <table:table-row>
          <table:table-cell table:style-name="Table4.A2" office:value-type="string">
            <text:p text:style-name="P29">HTTP METHOD</text:p>
          </table:table-cell>
          <table:table-cell table:style-name="Table4.B2" table:number-columns-spanned="2" office:value-type="string">
            <text:p text:style-name="P27">DELETE</text:p>
          </table:table-cell>
          <table:covered-table-cell/>
        </table:table-row>
        <table:table-row>
          <table:table-cell table:style-name="Table4.A2" table:number-rows-spanned="2" office:value-type="string">
            <text:p text:style-name="P29">INPUT</text:p>
          </table:table-cell>
          <table:table-cell table:style-name="Table4.A2" office:value-type="string">
            <text:p text:style-name="P29">APP_NAME</text:p>
          </table:table-cell>
          <table:table-cell table:style-name="Table4.B2" office:value-type="string">
            <text:p text:style-name="P29">Name of application</text:p>
          </table:table-cell>
        </table:table-row>
        <table:table-row>
          <table:covered-table-cell/>
          <table:table-cell table:style-name="Table4.A2" office:value-type="string">
            <text:p text:style-name="P29">ACCOUNT_ID</text:p>
          </table:table-cell>
          <table:table-cell table:style-name="Table4.B2" office:value-type="string">
            <text:p text:style-name="P29">Id of user storage account to delete</text:p>
          </table:table-cell>
        </table:table-row>
        <table:table-row>
          <table:table-cell table:style-name="Table4.A2" office:value-type="string">
            <text:p text:style-name="P29">OUTPUT</text:p>
          </table:table-cell>
          <table:table-cell table:style-name="Table4.B2" table:number-columns-spanned="2" office:value-type="string">
            <text:p text:style-name="P29"/>
          </table:table-cell>
          <table:covered-table-cell/>
        </table:table-row>
      </table:table>
      <text:p text:style-name="P3"><text:tab/></text:p>
      <text:p text:style-name="P20"><text:span text:style-name="T1">Example:</text:span><text:tab/></text:p>
      <text:p text:style-name="P16"><text:span text:style-name="T6">DELETE /</text:span><text:span text:style-name="T7">smartcampus.filestorage/metadata/samplename/123resource123</text:span></text:p>
      <text:p text:style-name="P13">Host: https://vas-dev.smartcampuslab.it </text:p>
      <text:p text:style-name="P13">Headers: AUTH_TOKEN=123testtoken123</text:p>
      <text:p text:style-name="P2">Accept: application/json</text:p>
      <text:p text:style-name="P5"/>
      <text:p text:style-name="P20">No response</text:p>
      <text:p text:style-name="P3"/>
      <text:h text:style-name="Heading_20_4" text:outline-level="4">Getting user accounts</text:h>
      <text:p text:style-name="P3"/>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9">&lt;BASE<text:span text:style-name="T3">_URL&gt;/</text:span><text:span text:style-name="T4">smartcampus.filestorage/useraccount/&lt;APP_NAME&gt;</text:span></text:p>
          </table:table-cell>
          <table:covered-table-cell/>
          <table:covered-table-cell/>
        </table:table-row>
        <table:table-row>
          <table:table-cell table:style-name="Table5.A2" office:value-type="string">
            <text:p text:style-name="P29">Description</text:p>
          </table:table-cell>
          <table:table-cell table:style-name="Table5.B2" table:number-columns-spanned="2" office:value-type="string">
            <text:p text:style-name="P29">Returns information about all user account storage owned by invoker</text:p>
          </table:table-cell>
          <table:covered-table-cell/>
        </table:table-row>
        <table:table-row>
          <table:table-cell table:style-name="Table5.A2" office:value-type="string">
            <text:p text:style-name="P26">HTTP METHOD</text:p>
          </table:table-cell>
          <table:table-cell table:style-name="Table5.B2" table:number-columns-spanned="2" office:value-type="string">
            <text:p text:style-name="P27">GET</text:p>
          </table:table-cell>
          <table:covered-table-cell/>
        </table:table-row>
        <table:table-row>
          <table:table-cell table:style-name="Table5.A2" office:value-type="string">
            <text:p text:style-name="P29">INPUT</text:p>
          </table:table-cell>
          <table:table-cell table:style-name="Table5.A2" office:value-type="string">
            <text:p text:style-name="P27">APP_NAME</text:p>
          </table:table-cell>
          <table:table-cell table:style-name="Table5.B2" office:value-type="string">
            <text:p text:style-name="P27">Name of application</text:p>
          </table:table-cell>
        </table:table-row>
        <table:table-row>
          <table:table-cell table:style-name="Table5.A2" office:value-type="string">
            <text:p text:style-name="P29">OUTPUT</text:p>
          </table:table-cell>
          <table:table-cell table:style-name="Table5.B2" table:number-columns-spanned="2" office:value-type="string">
            <text:p text:style-name="P29">The JSON representation of the list of user storage account owned by invoker</text:p>
            <text:p text:style-name="P29"/>
            <text:p text:style-name="P29"><text:span text:style-name="T1">configurations</text:span> is an array of couples (name|value).</text:p>
            <text:p text:style-name="P29"><text:span text:style-name="T1">storageType</text:span> can assume the following value: DROPBOX.</text:p>
          </table:table-cell>
          <table:covered-table-cell/>
        </table:table-row>
      </table:table>
      <text:p text:style-name="P6"/>
      <text:p text:style-name="P20"><text:span text:style-name="T1">Example:</text:span><text:tab/></text:p>
      <text:p text:style-name="P16"><text:span text:style-name="T6">GET /</text:span><text:span text:style-name="T7">smartcampus.filestorage/metadata/samplename</text:span></text:p>
      <text:p text:style-name="P13">Host: https://vas-dev.smartcampuslab.it </text:p>
      <text:p text:style-name="P13">Headers: AUTH_TOKEN=123testtoken123</text:p>
      <text:p text:style-name="P2">Accept: application/json</text:p>
      <text:p text:style-name="P20"/>
      <text:p text:style-name="P20">The resulting response will look as follows:</text:p>
      <text:p text:style-name="P5"><text:soft-page-break/></text:p>
      <text:p text:style-name="P12">[“userAccounts”:{</text:p>
      <text:p text:style-name="P12"><text:tab/>"userId":123456789,</text:p>
      <text:p text:style-name="P12"><text:tab/>"id":”123useraccount”,</text:p>
      <text:p text:style-name="P12"><text:tab/>"configurations":[</text:p>
      <text:p text:style-name="P17"><text:span text:style-name="T9"><text:tab/><text:tab/></text:span>{"name":”USER_KEY”,"value":”asdadqeqweqe”},</text:p>
      <text:p text:style-name="P17"><text:span text:style-name="T9"><text:tab/><text:tab/></text:span>{"name":”USER_SECRET”,"value":”dk43kck23jjj”}</text:p>
      <text:p text:style-name="P12"><text:tab/>],</text:p>
      <text:p text:style-name="P12"><text:tab/>"storageType": “DROPBOX”</text:p>
      <text:p text:style-name="P12">}]</text:p>
      <text:p text:style-name="P3"/>
      <text:h text:style-name="Heading_20_4" text:outline-level="4">Getting a user account</text:h>
      <text:p text:style-name="P21"/>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9">&lt;BASE_UR<text:span text:style-name="T3">L&gt;/</text:span><text:span text:style-name="T4">smartcampus.filestorage/useraccount/&lt;APP_NAME&gt;/&lt;ACCOUNT_ID&gt;</text:span></text:p>
          </table:table-cell>
          <table:covered-table-cell/>
          <table:covered-table-cell/>
        </table:table-row>
        <table:table-row>
          <table:table-cell table:style-name="Table6.A2" office:value-type="string">
            <text:p text:style-name="P29">Description</text:p>
          </table:table-cell>
          <table:table-cell table:style-name="Table6.B2" table:number-columns-spanned="2" office:value-type="string">
            <text:p text:style-name="P29">Returns information about a specific user storage account</text:p>
          </table:table-cell>
          <table:covered-table-cell/>
        </table:table-row>
        <table:table-row>
          <table:table-cell table:style-name="Table6.A2" office:value-type="string">
            <text:p text:style-name="P26">HTTP METHOD</text:p>
          </table:table-cell>
          <table:table-cell table:style-name="Table6.B2" table:number-columns-spanned="2" office:value-type="string">
            <text:p text:style-name="P27">GET</text:p>
          </table:table-cell>
          <table:covered-table-cell/>
        </table:table-row>
        <table:table-row>
          <table:table-cell table:style-name="Table6.A2" table:number-rows-spanned="2" office:value-type="string">
            <text:p text:style-name="P29">INPUT</text:p>
          </table:table-cell>
          <table:table-cell table:style-name="Table6.A2" office:value-type="string">
            <text:p text:style-name="P29">APP_NAME</text:p>
          </table:table-cell>
          <table:table-cell table:style-name="Table6.B2" office:value-type="string">
            <text:p text:style-name="P29">Name of application</text:p>
          </table:table-cell>
        </table:table-row>
        <table:table-row>
          <table:covered-table-cell/>
          <table:table-cell table:style-name="Table6.A2" office:value-type="string">
            <text:p text:style-name="P29">ACCOUNT_ID</text:p>
          </table:table-cell>
          <table:table-cell table:style-name="Table6.B2" office:value-type="string">
            <text:p text:style-name="P29">Id of user storage account</text:p>
          </table:table-cell>
        </table:table-row>
        <table:table-row>
          <table:table-cell table:style-name="Table6.A2" office:value-type="string">
            <text:p text:style-name="P29">OUTPUT</text:p>
          </table:table-cell>
          <table:table-cell table:style-name="Table6.B2" table:number-columns-spanned="2" office:value-type="string">
            <text:p text:style-name="P29">The JSON representation of user storage account requested</text:p>
            <text:p text:style-name="P29"/>
            <text:p text:style-name="P29"><text:span text:style-name="T1">configurations</text:span> is an array of couples (name|value).</text:p>
            <text:p text:style-name="P29"><text:span text:style-name="T1">storageType</text:span> can assume the following value: DROPBOX.</text:p>
          </table:table-cell>
          <table:covered-table-cell/>
        </table:table-row>
      </table:table>
      <text:p text:style-name="P3"/>
      <text:p text:style-name="P20"><text:span text:style-name="T1">Example:</text:span><text:tab/></text:p>
      <text:p text:style-name="P16"><text:span text:style-name="T6">GET /</text:span><text:span text:style-name="T7">smartcampus.filestorage/metadata/samplename/123useraccount</text:span></text:p>
      <text:p text:style-name="P13">Host: https://vas-dev.smartcampuslab.it </text:p>
      <text:p text:style-name="P13">Headers: AUTH_TOKEN=123testtoken123</text:p>
      <text:p text:style-name="P2">Accept: application/json</text:p>
      <text:p text:style-name="P5"/>
      <text:p text:style-name="P20">The resulting response will look as follows:</text:p>
      <text:p text:style-name="P5"/>
      <text:p text:style-name="P12">{</text:p>
      <text:p text:style-name="P12"><text:tab/>"userId":123456789,</text:p>
      <text:p text:style-name="P12"><text:tab/>"id":”123useraccount”,</text:p>
      <text:p text:style-name="P12"><text:tab/>"configurations":[</text:p>
      <text:p text:style-name="P17"><text:span text:style-name="T9"><text:tab/><text:tab/></text:span>{"name":”USER_KEY”,"value":”asdadqeqweqe”},</text:p>
      <text:p text:style-name="P17"><text:span text:style-name="T9"><text:tab/><text:tab/></text:span>{"name":”USER_SECRET”,"value":”dk43kck23jjj”}</text:p>
      <text:p text:style-name="P15"><text:tab/>],</text:p>
      <text:p text:style-name="P12"><text:tab/>"storageType": “DROPBOX”</text:p>
      <text:p text:style-name="P12">}</text:p>
      <text:h text:style-name="Heading_20_3" text:outline-level="3"><text:soft-page-break/>Media Service</text:h>
      <text:p text:style-name="P20"><text:span text:style-name="T1">Security Considerations</text:span><text:span text:style-name="T5">: every REST invocation MUST be provided with the access token as AUTH_TOKEN HTTP header. All the endpoint addresses are available only over HTTPS.</text:span></text:p>
      <text:h text:style-name="Heading_20_4" text:outline-level="4">Storing a resource</text:h>
      <text:p text:style-name="P3"><text:tab/></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6">&lt;BASE_URL&gt;/<text:span text:style-name="T2">smartcampus.filestorage/resource/&lt;APP_NAME&gt;/&lt;ACCOUNT_ID&gt;</text:span></text:p>
          </table:table-cell>
          <table:covered-table-cell/>
          <table:covered-table-cell/>
        </table:table-row>
        <table:table-row>
          <table:table-cell table:style-name="Table10.A2" office:value-type="string">
            <text:p text:style-name="P29">Description</text:p>
          </table:table-cell>
          <table:table-cell table:style-name="Table10.B2" table:number-columns-spanned="2" office:value-type="string">
            <text:p text:style-name="P29">Stores the resource</text:p>
          </table:table-cell>
          <table:covered-table-cell/>
        </table:table-row>
        <table:table-row>
          <table:table-cell table:style-name="Table10.A2" office:value-type="string">
            <text:p text:style-name="P29">HTTP METHOD</text:p>
          </table:table-cell>
          <table:table-cell table:style-name="Table10.B2" table:number-columns-spanned="2" office:value-type="string">
            <text:p text:style-name="P27">POST</text:p>
          </table:table-cell>
          <table:covered-table-cell/>
        </table:table-row>
        <table:table-row>
          <table:table-cell table:style-name="Table10.A2" table:number-rows-spanned="3" office:value-type="string">
            <text:p text:style-name="P29">INPUT</text:p>
          </table:table-cell>
          <table:table-cell table:style-name="Table10.A2" office:value-type="string">
            <text:p text:style-name="P29">APP_NAME</text:p>
          </table:table-cell>
          <table:table-cell table:style-name="Table10.B2" office:value-type="string">
            <text:p text:style-name="P29">Name of application</text:p>
          </table:table-cell>
        </table:table-row>
        <table:table-row>
          <table:covered-table-cell/>
          <table:table-cell table:style-name="Table10.A2" office:value-type="string">
            <text:p text:style-name="P29">ACCOUNT_ID</text:p>
          </table:table-cell>
          <table:table-cell table:style-name="Table10.B2" office:value-type="string">
            <text:p text:style-name="P29">Id of account storage in which resource is stored</text:p>
          </table:table-cell>
        </table:table-row>
        <table:table-row>
          <table:covered-table-cell/>
          <table:table-cell table:style-name="Table10.B2" table:number-columns-spanned="2" office:value-type="string">
            <text:p text:style-name="P29">The file as parameter named “file” in a multipart/form-data POST</text:p>
          </table:table-cell>
          <table:covered-table-cell/>
        </table:table-row>
        <table:table-row>
          <table:table-cell table:style-name="Table10.A2" office:value-type="string">
            <text:p text:style-name="P29">OUTPUT</text:p>
          </table:table-cell>
          <table:table-cell table:style-name="Table10.B2" table:number-columns-spanned="2" office:value-type="string">
            <text:p text:style-name="P29">The id of the stored resource</text:p>
          </table:table-cell>
          <table:covered-table-cell/>
        </table:table-row>
      </table:table>
      <text:p text:style-name="P3"><text:tab/></text:p>
      <text:p text:style-name="P21">Example: </text:p>
      <text:p text:style-name="P16"><text:span text:style-name="T6">POST /</text:span><text:span text:style-name="T7">smartcampus.filestorage/resource/samplename/123account123</text:span></text:p>
      <text:p text:style-name="P13">Host: https://vas-dev.smartcampuslab.it </text:p>
      <text:p text:style-name="P13">Headers: AUTH_TOKEN=123testtoken123</text:p>
      <text:p text:style-name="P1">Accept: application/json</text:p>
      <text:p text:style-name="P3"/>
      <text:p text:style-name="P20">The resulting response is the id of the stored resource</text:p>
      <text:p text:style-name="P19">123resourceid</text:p>
      <text:p text:style-name="P3"><text:tab/></text:p>
      <text:h text:style-name="Heading_20_4" text:outline-level="4">Updating a resource</text:h>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9">&lt;<text:span text:style-name="T3">BASE_URL&gt;/</text:span><text:span text:style-name="T4">smartcampus.filestorage/resource/&lt;APP_NAME&gt;/&lt;ACCOUNT_ID&gt;/&lt;RESOURCE_ID&gt;</text:span></text:p>
          </table:table-cell>
          <table:covered-table-cell/>
          <table:covered-table-cell/>
        </table:table-row>
        <table:table-row>
          <table:table-cell table:style-name="Table9.A2" office:value-type="string">
            <text:p text:style-name="P29">Description</text:p>
          </table:table-cell>
          <table:table-cell table:style-name="Table9.B2" table:number-columns-spanned="2" office:value-type="string">
            <text:p text:style-name="P29">Updates requested resource</text:p>
          </table:table-cell>
          <table:covered-table-cell/>
        </table:table-row>
        <table:table-row>
          <table:table-cell table:style-name="Table9.A2" office:value-type="string">
            <text:p text:style-name="P26">HTTP METHOD</text:p>
          </table:table-cell>
          <table:table-cell table:style-name="Table9.B2" table:number-columns-spanned="2" office:value-type="string">
            <text:p text:style-name="P27">POST</text:p>
          </table:table-cell>
          <table:covered-table-cell/>
        </table:table-row>
        <table:table-row>
          <table:table-cell table:style-name="Table9.A2" table:number-rows-spanned="4" office:value-type="string">
            <text:p text:style-name="P29">INPUT</text:p>
          </table:table-cell>
          <table:table-cell table:style-name="Table9.A2" office:value-type="string">
            <text:p text:style-name="P29">APP_NAME</text:p>
          </table:table-cell>
          <table:table-cell table:style-name="Table9.B2" office:value-type="string">
            <text:p text:style-name="P29">Name of application</text:p>
          </table:table-cell>
        </table:table-row>
        <table:table-row>
          <table:covered-table-cell/>
          <table:table-cell table:style-name="Table9.A2" office:value-type="string">
            <text:p text:style-name="P29">ACCOUNT_ID</text:p>
          </table:table-cell>
          <table:table-cell table:style-name="Table9.B2" office:value-type="string">
            <text:p text:style-name="P29">Id of account storage in which resource is stored</text:p>
          </table:table-cell>
        </table:table-row>
        <table:table-row>
          <table:covered-table-cell/>
          <table:table-cell table:style-name="Table9.A2" office:value-type="string">
            <text:p text:style-name="P29">RESOURCE_ID</text:p>
          </table:table-cell>
          <table:table-cell table:style-name="Table9.B2" office:value-type="string">
            <text:p text:style-name="P29">Id of the resource to update</text:p>
          </table:table-cell>
        </table:table-row>
        <table:table-row>
          <table:covered-table-cell/>
          <table:table-cell table:style-name="Table9.B2" table:number-columns-spanned="2" office:value-type="string">
            <text:p text:style-name="P29">The file as parameter named “file” in a multipart/form-data POST</text:p>
          </table:table-cell>
          <table:covered-table-cell/>
        </table:table-row>
        <table:table-row>
          <table:table-cell table:style-name="Table9.A2" office:value-type="string">
            <text:p text:style-name="P29">OUTPUT</text:p>
          </table:table-cell>
          <table:table-cell table:style-name="Table9.B2" table:number-columns-spanned="2" office:value-type="string">
            <text:p text:style-name="P29"/>
          </table:table-cell>
          <table:covered-table-cell/>
        </table:table-row>
      </table:table>
      <text:p text:style-name="P3"><text:tab/></text:p>
      <text:p text:style-name="P21">Example:</text:p>
      <text:p text:style-name="P16"><text:span text:style-name="T6">POST /</text:span><text:span text:style-name="T7">smartcampus.filestorage/resource/samplename/123account123/123resource123</text:span></text:p>
      <text:p text:style-name="P13">Host: https://vas-dev.smartcampuslab.it </text:p>
      <text:p text:style-name="P13">Headers: AUTH_TOKEN=123testtoken123</text:p>
      <text:p text:style-name="P2"><text:soft-page-break/>Accept: application/json</text:p>
      <text:p text:style-name="P3"/>
      <text:p text:style-name="P22">No response</text:p>
      <text:p text:style-name="P22"/>
      <text:h text:style-name="Heading_20_4" text:outline-level="4">Deleting a resource</text:h>
      <text:p text:style-name="P23"/>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9">&lt;<text:span text:style-name="T3">BASE_URL&gt;/</text:span><text:span text:style-name="T4">smartcampus.filestorage/resource/&lt;APP_NAME&gt;/&lt;ACCOUNT_ID&gt;/&lt;RESOURCE_ID&gt;</text:span></text:p>
          </table:table-cell>
          <table:covered-table-cell/>
          <table:covered-table-cell/>
        </table:table-row>
        <table:table-row>
          <table:table-cell table:style-name="Table8.A2" office:value-type="string">
            <text:p text:style-name="P29">Description</text:p>
          </table:table-cell>
          <table:table-cell table:style-name="Table8.B2" table:number-columns-spanned="2" office:value-type="string">
            <text:p text:style-name="P29">Deletes requested resource</text:p>
          </table:table-cell>
          <table:covered-table-cell/>
        </table:table-row>
        <table:table-row>
          <table:table-cell table:style-name="Table8.A2" office:value-type="string">
            <text:p text:style-name="P29">HTTP METHOD</text:p>
          </table:table-cell>
          <table:table-cell table:style-name="Table8.B2" table:number-columns-spanned="2" office:value-type="string">
            <text:p text:style-name="P27">DELETE</text:p>
          </table:table-cell>
          <table:covered-table-cell/>
        </table:table-row>
        <table:table-row>
          <table:table-cell table:style-name="Table8.A2" table:number-rows-spanned="3" office:value-type="string">
            <text:p text:style-name="P29">INPUT</text:p>
          </table:table-cell>
          <table:table-cell table:style-name="Table8.A2" office:value-type="string">
            <text:p text:style-name="P29">APP_NAME</text:p>
          </table:table-cell>
          <table:table-cell table:style-name="Table8.B2" office:value-type="string">
            <text:p text:style-name="P29">Name of application</text:p>
          </table:table-cell>
        </table:table-row>
        <table:table-row>
          <table:covered-table-cell/>
          <table:table-cell table:style-name="Table8.A2" office:value-type="string">
            <text:p text:style-name="P29">ACCOUNT_ID</text:p>
          </table:table-cell>
          <table:table-cell table:style-name="Table8.B2" office:value-type="string">
            <text:p text:style-name="P29">Id of account storage in which resource is stored</text:p>
          </table:table-cell>
        </table:table-row>
        <table:table-row>
          <table:covered-table-cell/>
          <table:table-cell table:style-name="Table8.A2" office:value-type="string">
            <text:p text:style-name="P29">RESOURCE_ID</text:p>
          </table:table-cell>
          <table:table-cell table:style-name="Table8.B2" office:value-type="string">
            <text:p text:style-name="P29">Id of the resource to delete</text:p>
          </table:table-cell>
        </table:table-row>
        <table:table-row>
          <table:table-cell table:style-name="Table8.A2" office:value-type="string">
            <text:p text:style-name="P29">OUTPUT</text:p>
          </table:table-cell>
          <table:table-cell table:style-name="Table8.B2" table:number-columns-spanned="2" office:value-type="string">
            <text:p text:style-name="P29"/>
          </table:table-cell>
          <table:covered-table-cell/>
        </table:table-row>
      </table:table>
      <text:p text:style-name="P4"/>
      <text:p text:style-name="P21">Example:</text:p>
      <text:p text:style-name="P16"><text:span text:style-name="T6">DELETE /</text:span><text:span text:style-name="T7">smartcampus.filestorage/resource/samplename/123account123/123resource</text:span></text:p>
      <text:p text:style-name="P13">Host: https://vas-dev.smartcampuslab.it </text:p>
      <text:p text:style-name="P13">Headers: AUTH_TOKEN=123testtoken123</text:p>
      <text:p text:style-name="P2">Accept: application/json</text:p>
      <text:p text:style-name="P3"/>
      <text:p text:style-name="P22">No response</text:p>
      <text:p text:style-name="P22"/>
      <text:h text:style-name="Heading_20_4" text:outline-level="4">Getting information to access my resource</text:h>
      <text:p text:style-name="P23"/>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29">&lt;BASE_U<text:span text:style-name="T3">RL&gt;/</text:span><text:span text:style-name="T4">smartcampus.filestorage/myresource/&lt;APP_NAME&gt;/&lt;RESOURCE_ID&gt;</text:span></text:p>
          </table:table-cell>
          <table:covered-table-cell/>
          <table:covered-table-cell/>
        </table:table-row>
        <table:table-row>
          <table:table-cell table:style-name="Table7.A2" office:value-type="string">
            <text:p text:style-name="P29">Description</text:p>
          </table:table-cell>
          <table:table-cell table:style-name="Table7.B2" table:number-columns-spanned="2" office:value-type="string">
            <text:p text:style-name="P29">Returns an access token with information to download requested my resource</text:p>
          </table:table-cell>
          <table:covered-table-cell/>
        </table:table-row>
        <table:table-row>
          <table:table-cell table:style-name="Table7.A2" office:value-type="string">
            <text:p text:style-name="P26">HTTP METHOD</text:p>
          </table:table-cell>
          <table:table-cell table:style-name="Table7.B2" table:number-columns-spanned="2" office:value-type="string">
            <text:p text:style-name="P27">GET</text:p>
          </table:table-cell>
          <table:covered-table-cell/>
        </table:table-row>
        <table:table-row>
          <table:table-cell table:style-name="Table7.A2" table:number-rows-spanned="2" office:value-type="string">
            <text:p text:style-name="P29">INPUT</text:p>
          </table:table-cell>
          <table:table-cell table:style-name="Table7.A2" office:value-type="string">
            <text:p text:style-name="P29">APP_NAME</text:p>
          </table:table-cell>
          <table:table-cell table:style-name="Table7.B2" office:value-type="string">
            <text:p text:style-name="P29">Name of application</text:p>
          </table:table-cell>
        </table:table-row>
        <table:table-row>
          <table:covered-table-cell/>
          <table:table-cell table:style-name="Table7.A2" office:value-type="string">
            <text:p text:style-name="P29">RESOURCE_ID</text:p>
          </table:table-cell>
          <table:table-cell table:style-name="Table7.B2" office:value-type="string">
            <text:p text:style-name="P29">Id of the resource</text:p>
          </table:table-cell>
        </table:table-row>
        <table:table-row>
          <table:table-cell table:style-name="Table7.A2" office:value-type="string">
            <text:p text:style-name="P29">OUTPUT</text:p>
          </table:table-cell>
          <table:table-cell table:style-name="Table7.B2" table:number-columns-spanned="2" office:value-type="string">
            <text:p text:style-name="P29">The JSON representation of Token, containing information to perform download from the remote storage.</text:p>
            <text:p text:style-name="P29"/>
            <text:p text:style-name="P29"><text:span text:style-name="T1">methodRest</text:span> can assume following values: GET, POST, PUT, DELETE.</text:p>
            <text:p text:style-name="P29"><text:span text:style-name="T1">storageType</text:span> can assume following value: DROPBOX.</text:p>
          </table:table-cell>
          <table:covered-table-cell/>
        </table:table-row>
      </table:table>
      <text:p text:style-name="P22"/>
      <text:p text:style-name="P21">Example:</text:p>
      <text:p text:style-name="P16"><text:span text:style-name="T6">GET /</text:span><text:span text:style-name="T7">smartcampus.filestorage/resource/samplename/123resource123</text:span></text:p>
      <text:p text:style-name="P13">Host: https://vas-dev.smartcampuslab.it </text:p>
      <text:p text:style-name="P13">Headers: AUTH_TOKEN=123testtoken123</text:p>
      <text:p text:style-name="P2"><text:soft-page-break/>Accept: application/json</text:p>
      <text:p text:style-name="P3"/>
      <text:p text:style-name="P22">The resulting response will look as follows:</text:p>
      <text:p text:style-name="P22"/>
      <text:p text:style-name="P12">{</text:p>
      <text:p text:style-name="P12"><text:tab/>“metadata”:[{“nameKey1”:”value1”}],</text:p>
      <text:p text:style-name="P12"><text:tab/>“methodREST”: GET,</text:p>
      <text:p text:style-name="P12"><text:tab/>“url”: “https://urlresource.com/1233”</text:p>
      <text:p text:style-name="P12"><text:tab/>“httpHeaders”: [“nameKey1”:”value1”]</text:p>
      <text:p text:style-name="P12"><text:tab/>“storageType”: “DROPBOX”</text:p>
      <text:p text:style-name="P12">}</text:p>
      <text:p text:style-name="P25"/>
      <text:h text:style-name="Heading_20_4" text:outline-level="4">Getting information to access a shared resource</text:h>
      <text:p text:style-name="P23"/>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9">&lt;BASE_U<text:span text:style-name="T3">RL&gt;/</text:span><text:span text:style-name="T4">smartcampus.filestorage/resource/&lt;APP_NAME&gt;/&lt;RESOURCE_ID&gt;</text:span></text:p>
          </table:table-cell>
          <table:covered-table-cell/>
          <table:covered-table-cell/>
        </table:table-row>
        <table:table-row>
          <table:table-cell table:style-name="Table15.A2" office:value-type="string">
            <text:p text:style-name="P29">Description</text:p>
          </table:table-cell>
          <table:table-cell table:style-name="Table15.B2" table:number-columns-spanned="2" office:value-type="string">
            <text:p text:style-name="P29">Returns an access token with information to download requested shared resource</text:p>
          </table:table-cell>
          <table:covered-table-cell/>
        </table:table-row>
        <table:table-row>
          <table:table-cell table:style-name="Table15.A2" office:value-type="string">
            <text:p text:style-name="P26">HTTP METHOD</text:p>
          </table:table-cell>
          <table:table-cell table:style-name="Table15.B2" table:number-columns-spanned="2" office:value-type="string">
            <text:p text:style-name="P27">GET</text:p>
          </table:table-cell>
          <table:covered-table-cell/>
        </table:table-row>
        <table:table-row>
          <table:table-cell table:style-name="Table15.A2" table:number-rows-spanned="2" office:value-type="string">
            <text:p text:style-name="P29">INPUT</text:p>
          </table:table-cell>
          <table:table-cell table:style-name="Table15.A2" office:value-type="string">
            <text:p text:style-name="P29">APP_NAME</text:p>
          </table:table-cell>
          <table:table-cell table:style-name="Table15.B2" office:value-type="string">
            <text:p text:style-name="P29">Name of application</text:p>
          </table:table-cell>
        </table:table-row>
        <table:table-row>
          <table:covered-table-cell/>
          <table:table-cell table:style-name="Table15.A2" office:value-type="string">
            <text:p text:style-name="P29">RESOURCE_ID</text:p>
          </table:table-cell>
          <table:table-cell table:style-name="Table15.B2" office:value-type="string">
            <text:p text:style-name="P29">Id of the resource</text:p>
          </table:table-cell>
        </table:table-row>
        <table:table-row>
          <table:table-cell table:style-name="Table15.A2" office:value-type="string">
            <text:p text:style-name="P29">OUTPUT</text:p>
          </table:table-cell>
          <table:table-cell table:style-name="Table15.B2" table:number-columns-spanned="2" office:value-type="string">
            <text:p text:style-name="P29">The JSON representation of Token, containing information to perform download from the remote storage.</text:p>
            <text:p text:style-name="P29"/>
            <text:p text:style-name="P29"><text:span text:style-name="T1">methodRest</text:span> can assume following values: GET, POST, PUT, DELETE.</text:p>
            <text:p text:style-name="P29"><text:span text:style-name="T1">storageType</text:span> can assume following value: DROPBOX.</text:p>
          </table:table-cell>
          <table:covered-table-cell/>
        </table:table-row>
      </table:table>
      <text:p text:style-name="P22"/>
      <text:p text:style-name="P21">Example:</text:p>
      <text:p text:style-name="P16"><text:span text:style-name="T6">GET /</text:span><text:span text:style-name="T7">smartcampus.filestorage/resource/samplename/123resource123</text:span></text:p>
      <text:p text:style-name="P13">Host: https://vas-dev.smartcampuslab.it </text:p>
      <text:p text:style-name="P13">Headers: AUTH_TOKEN=123testtoken123</text:p>
      <text:p text:style-name="P2">Accept: application/json</text:p>
      <text:p text:style-name="P3"/>
      <text:p text:style-name="P22">The resulting response will look as follows:</text:p>
      <text:p text:style-name="P22"/>
      <text:p text:style-name="P12">{</text:p>
      <text:p text:style-name="P12"><text:tab/>“metadata”:[{“nameKey1”:”value1”}],</text:p>
      <text:p text:style-name="P12"><text:tab/>“methodREST”: GET,</text:p>
      <text:p text:style-name="P12"><text:tab/>“url”: “https://urlresource.com/1233”</text:p>
      <text:p text:style-name="P12"><text:tab/>“httpHeaders”: [“nameKey1”:”value1”]</text:p>
      <text:p text:style-name="P12"><text:tab/>“storageType”: “DROPBOX”</text:p>
      <text:p text:style-name="P17"><text:span text:style-name="T9">}</text:span></text:p>
      <text:h text:style-name="Heading_20_4" text:outline-level="4"><text:soft-page-break/>Updating social data about a resource</text:h>
      <text:p text:style-name="P23"/>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29">&lt;BASE_U<text:span text:style-name="T3">RL&gt;/</text:span><text:span text:style-name="T4">smartcampus.filestorage/updatesocial/&lt;APP_NAME&gt;/&lt;RESOURCE_ID&gt;/&lt;ENTITY_ID&gt;</text:span></text:p>
          </table:table-cell>
          <table:covered-table-cell/>
          <table:covered-table-cell/>
        </table:table-row>
        <table:table-row>
          <table:table-cell table:style-name="Table16.A2" office:value-type="string">
            <text:p text:style-name="P29">Description</text:p>
          </table:table-cell>
          <table:table-cell table:style-name="Table16.B2" table:number-columns-spanned="2" office:value-type="string">
            <text:p text:style-name="P29">Updates the social data relative to the resource, specifically social entity id.</text:p>
          </table:table-cell>
          <table:covered-table-cell/>
        </table:table-row>
        <table:table-row>
          <table:table-cell table:style-name="Table16.A2" office:value-type="string">
            <text:p text:style-name="P26">HTTP METHOD</text:p>
          </table:table-cell>
          <table:table-cell table:style-name="Table16.B2" table:number-columns-spanned="2" office:value-type="string">
            <text:p text:style-name="P27">PUT</text:p>
          </table:table-cell>
          <table:covered-table-cell/>
        </table:table-row>
        <table:table-row>
          <table:table-cell table:style-name="Table16.A2" table:number-rows-spanned="3" office:value-type="string">
            <text:p text:style-name="P29">INPUT</text:p>
          </table:table-cell>
          <table:table-cell table:style-name="Table16.A2" office:value-type="string">
            <text:p text:style-name="P29">APP_NAME</text:p>
          </table:table-cell>
          <table:table-cell table:style-name="Table16.B2" office:value-type="string">
            <text:p text:style-name="P29">Name of application</text:p>
          </table:table-cell>
        </table:table-row>
        <table:table-row>
          <table:covered-table-cell/>
          <table:table-cell table:style-name="Table16.A2" office:value-type="string">
            <text:p text:style-name="P29">RESOURCE_ID</text:p>
          </table:table-cell>
          <table:table-cell table:style-name="Table16.B2" office:value-type="string">
            <text:p text:style-name="P29">Id of the resource</text:p>
          </table:table-cell>
        </table:table-row>
        <table:table-row>
          <table:covered-table-cell/>
          <table:table-cell table:style-name="Table16.A2" office:value-type="string">
            <text:p text:style-name="P29">ENTITY_ID</text:p>
          </table:table-cell>
          <table:table-cell table:style-name="Table16.B2" office:value-type="string">
            <text:p text:style-name="P29">Social entity id</text:p>
          </table:table-cell>
        </table:table-row>
        <table:table-row>
          <table:table-cell table:style-name="Table16.A2" office:value-type="string">
            <text:p text:style-name="P29">OUTPUT</text:p>
          </table:table-cell>
          <table:table-cell table:style-name="Table16.B2" table:number-columns-spanned="2" office:value-type="string">
            <text:p text:style-name="P29">The JSON representation of resource Metadata</text:p>
          </table:table-cell>
          <table:covered-table-cell/>
        </table:table-row>
      </table:table>
      <text:p text:style-name="P22"/>
      <text:p text:style-name="P21">Example:</text:p>
      <text:p text:style-name="P16"><text:span text:style-name="T6">PUT /</text:span><text:span text:style-name="T7">smartcampus.filestorage/updatesocial/samplename/123resource123/123entity123</text:span></text:p>
      <text:p text:style-name="P13">Host: https://vas-dev.smartcampuslab.it </text:p>
      <text:p text:style-name="P13">Headers: AUTH_TOKEN=123testtoken123</text:p>
      <text:p text:style-name="P2">Accept: application/json</text:p>
      <text:p text:style-name="P22"/>
      <text:p text:style-name="P22">The resulting response will look as follows:</text:p>
      <text:p text:style-name="P22"/>
      <text:p text:style-name="P7">{</text:p>
      <text:p text:style-name="P12"><text:tab/>"name":”resource1”,</text:p>
      <text:p text:style-name="P12"><text:tab/>"contentType":”image/jpg”,</text:p>
      <text:p text:style-name="P12"><text:tab/>“size”:990292012029,</text:p>
      <text:p text:style-name="P12"><text:tab/>"appName":”samplename”,</text:p>
      <text:p text:style-name="P12"><text:tab/>"rid": ”123resource123”,</text:p>
      <text:p text:style-name="P12"><text:tab/>"eid": “123entity123”,</text:p>
      <text:p text:style-name="P12"><text:tab/>"creationTs": 1362561067856,</text:p>
      <text:p text:style-name="P12"><text:tab/>"lastModifiedTs":1362561067856,</text:p>
      <text:p text:style-name="P12"><text:tab/>"userAccountId":”123account”,</text:p>
      <text:p text:style-name="P12"><text:tab/>"fileExternalId":”123456789”,</text:p>
      <text:p text:style-name="P12"><text:tab/>"appAccountId": “123appaccount”</text:p>
      <text:p text:style-name="P12">}</text:p>
      <text:p text:style-name="P23"/>
      <text:h text:style-name="Heading_20_4" text:outline-level="4">Getting resource metadata</text:h>
      <text:p text:style-name="P23"/>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26">&lt;BASE_URL&gt;/<text:span text:style-name="T2">smartcampus.filestorage/metadata/&lt;APP_NAME&gt;/&lt;RESOURCE_ID&gt;</text:span></text:p>
          </table:table-cell>
          <table:covered-table-cell/>
          <table:covered-table-cell/>
        </table:table-row>
        <table:table-row>
          <table:table-cell table:style-name="Table11.A2" office:value-type="string">
            <text:p text:style-name="P29">Description</text:p>
          </table:table-cell>
          <table:table-cell table:style-name="Table11.B2" table:number-columns-spanned="2" office:value-type="string">
            <text:p text:style-name="P29">Returns the information binded to a resource</text:p>
          </table:table-cell>
          <table:covered-table-cell/>
        </table:table-row>
        <table:table-row>
          <table:table-cell table:style-name="Table11.A2" office:value-type="string">
            <text:p text:style-name="P29">HTTP METHOD</text:p>
          </table:table-cell>
          <table:table-cell table:style-name="Table11.B2" table:number-columns-spanned="2" office:value-type="string">
            <text:p text:style-name="P27">GET</text:p>
          </table:table-cell>
          <table:covered-table-cell/>
        </table:table-row>
        <table:table-row>
          <table:table-cell table:style-name="Table11.A4" table:number-rows-spanned="2" office:value-type="string">
            <text:p text:style-name="P29">INPUT</text:p>
          </table:table-cell>
          <table:table-cell table:style-name="Table11.A2" office:value-type="string">
            <text:p text:style-name="P29">APP_NAME</text:p>
          </table:table-cell>
          <table:table-cell table:style-name="Table11.B2" office:value-type="string">
            <text:p text:style-name="P29">Name of application</text:p>
          </table:table-cell>
        </table:table-row>
        <table:table-row>
          <table:covered-table-cell/>
          <table:table-cell table:style-name="Table11.A2" office:value-type="string">
            <text:p text:style-name="P29">RESOURCE_ID</text:p>
          </table:table-cell>
          <table:table-cell table:style-name="Table11.B2" office:value-type="string">
            <text:p text:style-name="P29">Id of the resource</text:p>
          </table:table-cell>
        </table:table-row>
        <table:table-row>
          <table:table-cell table:style-name="Table11.A2" office:value-type="string">
            <text:p text:style-name="P29">OUTPUT</text:p>
          </table:table-cell>
          <table:table-cell table:style-name="Table11.B2" table:number-columns-spanned="2" office:value-type="string">
            <text:p text:style-name="P29">The JSON representation of Metadata, containing information <text:s/>about resource</text:p>
          </table:table-cell>
          <table:covered-table-cell/>
        </table:table-row>
      </table:table>
      <text:p text:style-name="P22"/>
      <text:p text:style-name="P23">Example:</text:p>
      <text:p text:style-name="P23"/>
      <text:p text:style-name="P23"/>
      <text:p text:style-name="P16"><text:span text:style-name="T6">GET /</text:span><text:span text:style-name="T7">smartcampus.filestorage/metadata/samplename/123resource123</text:span></text:p>
      <text:p text:style-name="P13">Host: https://vas-dev.smartcampuslab.it </text:p>
      <text:p text:style-name="P13">Headers: AUTH_TOKEN=123testtoken123</text:p>
      <text:p text:style-name="P2">Accept: application/json</text:p>
      <text:p text:style-name="P22"/>
      <text:p text:style-name="P22">The resulting response will look as follows:</text:p>
      <text:p text:style-name="P22"/>
      <text:p text:style-name="P7">{</text:p>
      <text:p text:style-name="P12"><text:tab/>"name":”resource1”,</text:p>
      <text:p text:style-name="P12"><text:tab/>"contentType":”image/jpg”,</text:p>
      <text:p text:style-name="P12"><text:tab/>“size”:990292012029,</text:p>
      <text:p text:style-name="P12"><text:tab/>"appName":”samplename”,</text:p>
      <text:p text:style-name="P12"><text:tab/>"rid": ”123resource123”,</text:p>
      <text:p text:style-name="P12"><text:tab/>"eid": “123456789”,</text:p>
      <text:p text:style-name="P12"><text:tab/>"creationTs": 1362561067856,</text:p>
      <text:p text:style-name="P12"><text:tab/>"lastModifiedTs":1362561067856,</text:p>
      <text:p text:style-name="P12"><text:tab/>"userAccountId":”123account”,</text:p>
      <text:p text:style-name="P12"><text:tab/>"fileExternalId":”123456789”,</text:p>
      <text:p text:style-name="P12"><text:tab/>"appAccountId": “123appaccount”</text:p>
      <text:p text:style-name="P12">}</text:p>
      <text:h text:style-name="P39" text:outline-level="2">Java Client Library</text:h>
      <text:p text:style-name="Text_20_body"><text:span text:style-name="T13">The </text:span><text:span text:style-name="T14">filestorage.client</text:span><text:span text:style-name="T13"> library provides an access to the Filestorage Service APIs. The set of functions provided includes the CRUD operations on the resources (files), the CRUD operations on the user accounts, and the possibility to read the application accounts. Note that the management of the app accounts is outside the scope of the library and should be performed through direct REST APIs.</text:span></text:p>
      <text:p text:style-name="Text_20_body">To use the library, one has to include the <text:span text:style-name="T14">filestorage</text:span><text:span text:style-name="T1">.client-1.0.jar</text:span> into the project classpath. <text:span text:style-name="T13">The </text:span><text:span text:style-name="T15">Filestorage</text:span><text:span text:style-name="T13"> class exposes the necessary client methods. The following code demonstrates how the class may be used:</text:span></text:p>
      <text:p text:style-name="P24"/>
      <text:p text:style-name="P10"><text:span text:style-name="T28">// </text:span><text:span text:style-name="T29">create an instance of the storage client for the specific base URL and app </text:span></text:p>
      <text:p text:style-name="P11">// 'hackaton'</text:p>
      <text:p text:style-name="P14">Filestorage filestorage = </text:p>
      <text:p text:style-name="P18"><text:span text:style-name="T10"><text:s text:c="3"/></text:span><text:span text:style-name="T16">new</text:span><text:span text:style-name="T18"> </text:span><text:span text:style-name="T20">Filestorage</text:span><text:span text:style-name="T18">(</text:span><text:span text:style-name="T24">"https://vas-dev.smartcampuslab.it"</text:span><text:span text:style-name="T19">,</text:span><text:span text:style-name="T25">"</text:span><text:span text:style-name="T26">hackathon</text:span><text:span text:style-name="T24">"</text:span><text:span text:style-name="T19">);</text:span></text:p>
      <text:p text:style-name="P8"/>
      <text:p text:style-name="P10"><text:span text:style-name="T28">// </text:span><text:span text:style-name="T29">read all the app accounts (e.g., the associated <text:s/>dropbox app account)</text:span></text:p>
      <text:p text:style-name="P10"><text:span text:style-name="T17">List&lt;AppAccount&gt; appAccounts = </text:span><text:span text:style-name="T11">filestorage</text:span><text:span text:style-name="T17">.getAppAccounts();</text:span></text:p>
      <text:p text:style-name="P9"/>
      <text:p text:style-name="P10"><text:soft-page-break/><text:span text:style-name="T28">// </text:span><text:span text:style-name="T29">read all the user accounts associated to the current app and </text:span></text:p>
      <text:p text:style-name="P11">// to the user identified by the specified token</text:p>
      <text:p text:style-name="P10"><text:span text:style-name="T23">List&lt;UserAccount&gt; userAccounts = </text:span><text:span text:style-name="T12">filestorage</text:span><text:span text:style-name="T17">.getUserAccounts(</text:span><text:span text:style-name="T21">token</text:span><text:span text:style-name="T17">);</text:span></text:p>
      <text:p text:style-name="P10"><text:span text:style-name="T28">// </text:span><text:span text:style-name="T29">store a local file</text:span></text:p>
      <text:p text:style-name="P10"><text:span text:style-name="T22">String resourceId = </text:span><text:span text:style-name="T12">filestorage</text:span><text:span text:style-name="T22">.storeResource(new File(</text:span><text:span text:style-name="T27">"sample.jpg"</text:span><text:span text:style-name="T22">), </text:span><text:span text:style-name="T21">token</text:span><text:span text:style-name="T17">, </text:span></text:p>
      <text:p text:style-name="P9"><text:s text:c="5"/>userAccount.getId());</text:p>
      <text:p text:style-name="P10"><text:span text:style-name="T28">// </text:span><text:span text:style-name="T29">read resource metadata</text:span></text:p>
      <text:p text:style-name="P10"><text:span text:style-name="T22">Metadata meta = </text:span><text:span text:style-name="T12">filestorage</text:span><text:span text:style-name="T22">.getResourceMetadata(</text:span><text:span text:style-name="T21">token</text:span><text:span text:style-name="T17">, resourceId);</text:span></text:p>
      <text:p text:style-name="P11">// read resource: the resulting object contains file name, content type, </text:p>
      <text:p text:style-name="P11">// and file content as byte array </text:p>
      <text:p text:style-name="P10"><text:span text:style-name="T22">Resource res = </text:span><text:span text:style-name="T12">filestorage</text:span><text:span text:style-name="T22">.getResource(</text:span><text:span text:style-name="T21">token, </text:span><text:span text:style-name="T17">resourceId);</text:span></text:p>
      <text:p text:style-name="P10"><text:span text:style-name="T28">// </text:span><text:span text:style-name="T29">delete the resource</text:span></text:p>
      <text:p text:style-name="P10"><text:span text:style-name="T12">filestorage</text:span><text:span text:style-name="T22">.deleteResource(</text:span><text:span text:style-name="T21">token</text:span><text:span text:style-name="T22">, </text:span><text:span text:style-name="T17">userAccount.getId(), resourc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text:number-lines="true" text:line-number="4"/>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text:number-lines="true" text:line-number="0"/>
      <style:text-properties style:font-name="Times New Roman" fo:font-size="14pt" fo:font-weight="bold" style:font-name-asian="SimSun" style:font-size-asian="14pt" style:font-weight-asian="bold" style:font-name-complex="Mangal"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5T17:42:23.43</meta:creation-date>
    <dc:date>2013-06-17T17:04:29</dc:date>
    <meta:editing-duration>P2DT13H24M49S</meta:editing-duration>
    <meta:editing-cycles>190</meta:editing-cycles>
    <meta:generator>LibreOffice/3.5$Linux_X86_64 LibreOffice_project/350m1$Build-2</meta:generator>
    <dc:creator>Mirko Perillo</dc:creator>
    <meta:document-statistic meta:table-count="16" meta:image-count="0" meta:object-count="0" meta:page-count="15" meta:paragraph-count="520" meta:word-count="2257" meta:character-count="18897" meta:non-whitespace-character-count="16974"/>
  </office:meta>
</office:document-meta>
</file>